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Helvetica, sans-serif"/>
    <style:font-face style:name="Courier New1" svg:font-family="'Courier New'"/>
    <style:font-face style:name="Google Sans" svg:font-family="'Google Sans', Roboto, RobotoDraft, 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ocumentInformation" style:family="table">
      <style:table-properties style:width="6.9063in" fo:margin-left="0.025in" table:align="left"/>
    </style:style>
    <style:style style:name="DocumentInformation.A" style:family="table-column">
      <style:table-column-properties style:column-width="3.4375in"/>
    </style:style>
    <style:style style:name="DocumentInformation.B" style:family="table-column">
      <style:table-column-properties style:column-width="3.4688in"/>
    </style:style>
    <style:style style:name="DocumentInformation.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DocumentInformation.B1" style:family="table-cell">
      <style:table-cell-properties fo:background-color="transparent" fo:padding="0.0382in" fo:border="0.5pt solid #000000" style:writing-mode="page">
        <style:background-image/>
      </style:table-cell-properties>
    </style:style>
    <style:style style:name="DocumentInformation.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ocumentInformation.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in" fo:margin-right="0in" fo:orphans="2" fo:widows="2" fo:text-indent="0in" style:auto-text-indent="false"/>
      <style:text-properties fo:font-variant="normal" fo:text-transform="none" fo:color="#202124" style:font-name="Google Sans" fo:font-size="12pt"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paragraph-rsid="0046cab8" style:font-size-asian="11pt" style:font-size-complex="11pt"/>
    </style:style>
    <style:style style:name="P3"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paragraph-rsid="005ee847" style:font-size-asian="11pt" style:font-size-complex="11pt"/>
    </style:style>
    <style:style style:name="P4"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46cab8" officeooo:paragraph-rsid="0046cab8" style:font-size-asian="11pt" style:font-size-complex="11pt"/>
    </style:style>
    <style:style style:name="P5"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46cab8" officeooo:paragraph-rsid="005ee847" style:font-size-asian="11pt" style:font-size-complex="11pt"/>
    </style:style>
    <style:style style:name="P6"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2094ae" officeooo:paragraph-rsid="002094ae" style:font-size-asian="11pt" style:font-size-complex="11pt"/>
    </style:style>
    <style:style style:name="P7"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2094ae" officeooo:paragraph-rsid="0020fa4e" style:font-size-asian="11pt" style:font-size-complex="11pt"/>
    </style:style>
    <style:style style:name="P8"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5e2ed1" officeooo:paragraph-rsid="005e2ed1" style:font-size-asian="11pt" style:font-size-complex="11pt"/>
    </style:style>
    <style:style style:name="P9"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5ee847" officeooo:paragraph-rsid="005ee847" style:font-size-asian="11pt" style:font-size-complex="11pt"/>
    </style:style>
    <style:style style:name="P10"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893902" officeooo:paragraph-rsid="00893902" style:font-size-asian="11pt" style:font-size-complex="11pt"/>
    </style:style>
    <style:style style:name="P11"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5ee847" officeooo:paragraph-rsid="005ee847" style:font-size-asian="11pt" style:font-style-asian="normal" style:font-weight-asian="normal" style:font-size-complex="11pt" style:font-style-complex="normal" style:font-weight-complex="normal"/>
    </style:style>
    <style:style style:name="P12" style:family="paragraph" style:parent-style-name="Standard">
      <style:paragraph-properties fo:margin-left="0in" fo:margin-right="0in" fo:orphans="2" fo:widows="2" fo:text-indent="0in" style:auto-text-indent="false"/>
      <style:text-properties fo:font-variant="normal" fo:text-transform="none" fo:color="#ce181e" style:font-name="Arial1" fo:font-size="11pt" fo:letter-spacing="normal" fo:font-style="italic" fo:font-weight="bold" officeooo:rsid="002094ae" officeooo:paragraph-rsid="0020fa4e" fo:background-color="transparent" style:font-size-asian="11pt" style:font-style-asian="italic" style:font-weight-asian="bold" style:font-size-complex="11pt" style:font-style-complex="italic" style:font-weight-complex="bold"/>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style:text-properties style:font-name="Arial1" fo:font-size="11pt" officeooo:rsid="005a6d5b" officeooo:paragraph-rsid="005babcb" style:font-size-asian="11pt" style:font-size-complex="11pt"/>
    </style:style>
    <style:style style:name="P15" style:family="paragraph" style:parent-style-name="Text_20_body">
      <style:paragraph-properties fo:margin-left="0in" fo:margin-right="0in" fo:text-indent="0in" style:auto-text-indent="false"/>
      <style:text-properties style:font-name="Arial1" fo:font-size="11pt" officeooo:rsid="005a6d5b" officeooo:paragraph-rsid="00893902" style:font-size-asian="11pt" style:font-size-complex="11pt"/>
    </style:style>
    <style:style style:name="P16" style:family="paragraph" style:parent-style-name="Text_20_body">
      <style:paragraph-properties fo:margin-left="0in" fo:margin-right="0in" fo:text-indent="0in" style:auto-text-indent="false"/>
      <style:text-properties style:font-name="Arial1" fo:font-size="11pt" officeooo:rsid="005babcb" officeooo:paragraph-rsid="005babcb" style:font-size-asian="11pt" style:font-size-complex="11pt"/>
    </style:style>
    <style:style style:name="P17" style:family="paragraph" style:parent-style-name="Text_20_body">
      <style:paragraph-properties fo:margin-left="0in" fo:margin-right="0in" fo:text-indent="0in" style:auto-text-indent="false"/>
      <style:text-properties style:font-name="Arial1" fo:font-size="11pt" officeooo:rsid="00787668" officeooo:paragraph-rsid="00787668" style:font-size-asian="11pt" style:font-size-complex="11pt"/>
    </style:style>
    <style:style style:name="P18" style:family="paragraph" style:parent-style-name="Text_20_body">
      <style:paragraph-properties fo:margin-left="0in" fo:margin-right="0in" fo:text-indent="0in" style:auto-text-indent="false"/>
      <style:text-properties style:font-name="Arial1" officeooo:paragraph-rsid="00874ef4"/>
    </style:style>
    <style:style style:name="P19" style:family="paragraph" style:parent-style-name="Text_20_body">
      <style:paragraph-properties fo:margin-left="0in" fo:margin-right="0in" fo:text-indent="0in" style:auto-text-indent="false"/>
      <style:text-properties style:font-name="Arial1" officeooo:paragraph-rsid="00988c14"/>
    </style:style>
    <style:style style:name="P20" style:family="paragraph" style:parent-style-name="Text_20_body">
      <style:paragraph-properties fo:margin-left="0in" fo:margin-right="0in" fo:text-indent="0in" style:auto-text-indent="false"/>
      <style:text-properties fo:font-size="11pt" officeooo:rsid="0055a31b" officeooo:paragraph-rsid="0055a31b" style:font-size-asian="11pt" style:font-size-complex="11pt"/>
    </style:style>
    <style:style style:name="P21" style:family="paragraph" style:parent-style-name="Text_20_body">
      <style:paragraph-properties fo:margin-left="0in" fo:margin-right="0in" fo:text-indent="0in" style:auto-text-indent="false"/>
      <style:text-properties fo:font-size="11pt" officeooo:rsid="00572f63" officeooo:paragraph-rsid="00572f63" style:font-size-asian="11pt" style:font-size-complex="11pt"/>
    </style:style>
    <style:style style:name="P22" style:family="paragraph" style:parent-style-name="Text_20_body">
      <style:paragraph-properties fo:margin-left="0in" fo:margin-right="0in" fo:text-indent="0in" style:auto-text-indent="false"/>
      <style:text-properties fo:font-size="11pt" officeooo:rsid="006eca6b" officeooo:paragraph-rsid="006eca6b" style:font-size-asian="11pt" style:font-size-complex="11pt"/>
    </style:style>
    <style:style style:name="P23" style:family="paragraph" style:parent-style-name="Text_20_body">
      <style:paragraph-properties fo:margin-left="0in" fo:margin-right="0in" fo:text-indent="0in" style:auto-text-indent="false"/>
      <style:text-properties fo:font-size="11pt" officeooo:rsid="00521843" officeooo:paragraph-rsid="00521843" style:font-size-asian="11pt" style:font-size-complex="11pt"/>
    </style:style>
    <style:style style:name="P24" style:family="paragraph" style:parent-style-name="Text_20_body">
      <style:paragraph-properties fo:margin-left="0in" fo:margin-right="0in" fo:text-indent="0in" style:auto-text-indent="false"/>
      <style:text-properties fo:font-size="11pt" fo:font-weight="normal" officeooo:rsid="006eca6b" officeooo:paragraph-rsid="006eca6b" style:font-size-asian="11pt" style:font-weight-asian="normal" style:font-size-complex="11pt" style:font-weight-complex="normal"/>
    </style:style>
    <style:style style:name="P25" style:family="paragraph" style:parent-style-name="Text_20_body">
      <style:paragraph-properties fo:margin-left="0in" fo:margin-right="0in" fo:text-indent="0in" style:auto-text-indent="false"/>
      <style:text-properties fo:font-size="10.5pt" officeooo:rsid="00572f63" officeooo:paragraph-rsid="006f9684" style:font-size-asian="10.5pt" style:font-size-complex="10.5pt"/>
    </style:style>
    <style:style style:name="P26" style:family="paragraph" style:parent-style-name="Text_20_body">
      <style:paragraph-properties fo:margin-left="0in" fo:margin-right="0in" fo:text-indent="0in" style:auto-text-indent="false"/>
      <style:text-properties fo:font-size="10.5pt" fo:font-weight="bold" officeooo:rsid="006f9684" officeooo:paragraph-rsid="006f9684" style:font-size-asian="10.5pt" style:font-weight-asian="bold" style:font-size-complex="10.5pt" style:font-weight-complex="bold"/>
    </style:style>
    <style:style style:name="P27" style:family="paragraph" style:parent-style-name="Text_20_body">
      <style:paragraph-properties fo:margin-left="0in" fo:margin-right="0in" fo:text-indent="0in" style:auto-text-indent="false"/>
      <style:text-properties fo:font-size="10.5pt" fo:font-weight="bold" officeooo:rsid="0077498d" officeooo:paragraph-rsid="0077498d" style:font-size-asian="10.5pt" style:font-weight-asian="bold" style:font-size-complex="10.5pt" style:font-weight-complex="bold"/>
    </style:style>
    <style:style style:name="P28" style:family="paragraph" style:parent-style-name="Text_20_body">
      <style:paragraph-properties fo:margin-left="0in" fo:margin-right="0in" fo:text-indent="0in" style:auto-text-indent="false"/>
      <style:text-properties fo:font-size="10.5pt" fo:font-weight="normal" officeooo:rsid="006f9684" officeooo:paragraph-rsid="006f9684" style:font-size-asian="10.5pt" style:font-weight-asian="normal" style:font-size-complex="10.5pt" style:font-weight-complex="normal"/>
    </style:style>
    <style:style style:name="P29" style:family="paragraph" style:parent-style-name="Text_20_body">
      <style:paragraph-properties fo:margin-left="0in" fo:margin-right="0in" fo:text-indent="0in" style:auto-text-indent="false"/>
      <style:text-properties fo:font-size="10.5pt" fo:font-weight="normal" officeooo:rsid="0077498d" officeooo:paragraph-rsid="0077498d" style:font-size-asian="10.5pt" style:font-weight-asian="normal" style:font-size-complex="10.5pt" style:font-weight-complex="normal"/>
    </style:style>
    <style:style style:name="P30" style:family="paragraph" style:parent-style-name="Text_20_body">
      <style:paragraph-properties fo:margin-left="0in" fo:margin-right="0in" fo:text-indent="0in" style:auto-text-indent="false"/>
      <style:text-properties officeooo:paragraph-rsid="0049246c"/>
    </style:style>
    <style:style style:name="P31" style:family="paragraph" style:parent-style-name="Text_20_body">
      <style:paragraph-properties fo:margin-left="0in" fo:margin-right="0in" fo:text-indent="0in" style:auto-text-indent="false"/>
      <style:text-properties fo:font-weight="bold" officeooo:rsid="00725656" officeooo:paragraph-rsid="00725656" style:font-weight-asian="bold" style:font-weight-complex="bold"/>
    </style:style>
    <style:style style:name="P32" style:family="paragraph" style:parent-style-name="Text_20_body">
      <style:paragraph-properties fo:margin-left="0in" fo:margin-right="0in" fo:text-indent="0in" style:auto-text-indent="false"/>
      <style:text-properties fo:font-variant="normal" fo:text-transform="none" fo:color="#222222" style:font-name="Arial1" fo:font-size="11pt" fo:letter-spacing="normal" fo:font-style="normal" fo:font-weight="normal" officeooo:rsid="007454f9" officeooo:paragraph-rsid="007454f9" style:font-size-asian="11pt" style:font-size-complex="11pt"/>
    </style:style>
    <style:style style:name="P33" style:family="paragraph" style:parent-style-name="Text_20_body">
      <style:paragraph-properties fo:margin-left="0in" fo:margin-right="0in" fo:text-indent="0in" style:auto-text-indent="false"/>
      <style:text-properties fo:font-size="9pt" officeooo:rsid="005445f1" officeooo:paragraph-rsid="00572f63" style:font-size-asian="9pt" style:font-size-complex="9pt"/>
    </style:style>
    <style:style style:name="P34" style:family="paragraph" style:parent-style-name="Text_20_body">
      <style:paragraph-properties fo:margin-left="0in" fo:margin-right="0in" fo:margin-top="0in" fo:margin-bottom="0.0575in" loext:contextual-spacing="false" fo:text-indent="0in" style:auto-text-indent="false"/>
      <style:text-properties fo:font-size="11pt" fo:font-weight="bold" officeooo:rsid="00725656" officeooo:paragraph-rsid="00787668" style:font-size-asian="11pt" style:font-weight-asian="bold" style:font-size-complex="11pt" style:font-weight-complex="bold"/>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5ff5" officeooo:paragraph-rsid="00285ff5"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11c6" officeooo:paragraph-rsid="006411c6"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38" style:family="paragraph" style:parent-style-name="Table_20_Contents">
      <style:text-properties officeooo:rsid="007454f9" officeooo:paragraph-rsid="007454f9"/>
    </style:style>
    <style:style style:name="P39" style:family="paragraph" style:parent-style-name="Table_20_Contents">
      <style:text-properties style:font-name="Liberation Mono"/>
    </style:style>
    <style:style style:name="P40" style:family="paragraph" style:parent-style-name="Table_20_Contents">
      <style:text-properties style:font-name="Liberation Mono" officeooo:paragraph-rsid="0090a7f5"/>
    </style:style>
    <style:style style:name="P41" style:family="paragraph" style:parent-style-name="Table_20_Contents">
      <style:text-properties style:font-name="Liberation Mono" officeooo:paragraph-rsid="0091b6e2"/>
    </style:style>
    <style:style style:name="P42" style:family="paragraph" style:parent-style-name="Text_20_body">
      <style:text-properties style:font-name="Arial1" fo:font-size="11pt" officeooo:rsid="0051f6fc" officeooo:paragraph-rsid="0051f6fc" style:font-size-asian="11pt" style:font-size-complex="11pt"/>
    </style:style>
    <style:style style:name="P43" style:family="paragraph" style:parent-style-name="Text_20_body">
      <style:text-properties style:font-name="Arial1" fo:font-size="11pt" officeooo:rsid="005babcb" officeooo:paragraph-rsid="005babcb" style:font-size-asian="11pt" style:font-size-complex="11pt"/>
    </style:style>
    <style:style style:name="P44" style:family="paragraph" style:parent-style-name="Text_20_body">
      <style:text-properties style:font-name="Arial1" officeooo:rsid="00372bb8" officeooo:paragraph-rsid="00372bb8"/>
    </style:style>
    <style:style style:name="P45" style:family="paragraph" style:parent-style-name="Text_20_body">
      <style:text-properties style:font-name="Arial1" fo:font-size="16pt" officeooo:rsid="003b1543" officeooo:paragraph-rsid="0046d9df" style:font-size-asian="16pt" style:font-size-complex="16pt"/>
    </style:style>
    <style:style style:name="P46" style:family="paragraph" style:parent-style-name="Text_20_body">
      <style:text-properties officeooo:rsid="003d0ff3" officeooo:paragraph-rsid="0046d9df"/>
    </style:style>
    <style:style style:name="P47" style:family="paragraph" style:parent-style-name="Text_20_body">
      <style:text-properties officeooo:rsid="00436cb0" officeooo:paragraph-rsid="00436cb0"/>
    </style:style>
    <style:style style:name="P48" style:family="paragraph" style:parent-style-name="Text_20_body">
      <style:text-properties officeooo:rsid="004fe9fc" officeooo:paragraph-rsid="0046d9df"/>
    </style:style>
    <style:style style:name="P49" style:family="paragraph" style:parent-style-name="Text_20_body">
      <style:text-properties fo:font-size="11pt" style:font-size-asian="11pt" style:font-size-complex="11pt"/>
    </style:style>
    <style:style style:name="P50" style:family="paragraph" style:parent-style-name="Text_20_body">
      <style:text-properties fo:font-size="11pt" officeooo:rsid="0055a31b" officeooo:paragraph-rsid="0055a31b" style:font-size-asian="11pt" style:font-size-complex="11pt"/>
    </style:style>
    <style:style style:name="P51" style:family="paragraph" style:parent-style-name="Text_20_body">
      <style:text-properties fo:font-size="11pt" officeooo:paragraph-rsid="007c17a9" style:font-size-asian="11pt" style:font-size-complex="11pt"/>
    </style:style>
    <style:style style:name="P52" style:family="paragraph" style:parent-style-name="Text_20_body">
      <style:text-properties fo:font-size="11pt" officeooo:rsid="007c17a9" officeooo:paragraph-rsid="007c17a9" style:font-size-asian="11pt" style:font-size-complex="11pt"/>
    </style:style>
    <style:style style:name="P53" style:family="paragraph" style:parent-style-name="Text_20_body">
      <style:text-properties fo:font-size="11pt" officeooo:rsid="004fe9fc" officeooo:paragraph-rsid="004fe9fc" style:font-size-asian="11pt" style:font-size-complex="11pt"/>
    </style:style>
    <style:style style:name="P54" style:family="paragraph" style:parent-style-name="Text_20_body">
      <style:text-properties fo:font-size="10.5pt" officeooo:paragraph-rsid="0052d034" style:font-size-asian="10.5pt" style:font-size-complex="10.5pt"/>
    </style:style>
    <style:style style:name="P55" style:family="paragraph" style:parent-style-name="Text_20_body">
      <style:text-properties fo:font-size="10.5pt" officeooo:rsid="005445f1" officeooo:paragraph-rsid="005445f1" style:font-size-asian="10.5pt" style:font-size-complex="10.5pt"/>
    </style:style>
    <style:style style:name="P56" style:family="paragraph" style:parent-style-name="Text_20_body">
      <style:text-properties fo:font-weight="normal" officeooo:rsid="00572f63" officeooo:paragraph-rsid="00572f63" style:font-weight-asian="normal" style:font-weight-complex="normal"/>
    </style:style>
    <style:style style:name="P57" style:family="paragraph" style:parent-style-name="Text_20_body">
      <style:text-properties officeooo:rsid="003e8d50" officeooo:paragraph-rsid="0046d9df"/>
    </style:style>
    <style:style style:name="P58" style:family="paragraph" style:parent-style-name="Text_20_body">
      <style:text-properties officeooo:rsid="005a6d5b" officeooo:paragraph-rsid="005a6d5b"/>
    </style:style>
    <style:style style:name="P59" style:family="paragraph" style:parent-style-name="Text_20_body">
      <style:text-properties officeooo:rsid="005babcb" officeooo:paragraph-rsid="005babcb"/>
    </style:style>
    <style:style style:name="P60" style:family="paragraph" style:parent-style-name="Text_20_body">
      <style:text-properties fo:font-weight="bold" style:font-weight-asian="bold" style:font-weight-complex="bold"/>
    </style:style>
    <style:style style:name="P61" style:family="paragraph" style:parent-style-name="Text_20_body">
      <style:text-properties fo:font-weight="bold" officeooo:rsid="006f9684" officeooo:paragraph-rsid="006f9684" style:font-weight-asian="bold" style:font-weight-complex="bold"/>
    </style:style>
    <style:style style:name="P62" style:family="paragraph" style:parent-style-name="Text_20_body">
      <style:text-properties fo:font-weight="bold" officeooo:rsid="0058e5df" officeooo:paragraph-rsid="0058e5df" style:font-weight-asian="bold" style:font-weight-complex="bold"/>
    </style:style>
    <style:style style:name="P63" style:family="paragraph" style:parent-style-name="Text_20_body">
      <style:text-properties officeooo:rsid="00418821" officeooo:paragraph-rsid="00418821"/>
    </style:style>
    <style:style style:name="P64" style:family="paragraph" style:parent-style-name="Text_20_body">
      <style:text-properties officeooo:paragraph-rsid="0047e37d"/>
    </style:style>
    <style:style style:name="P65" style:family="paragraph" style:parent-style-name="Text_20_body">
      <style:text-properties officeooo:rsid="006f9684" officeooo:paragraph-rsid="006f9684"/>
    </style:style>
    <style:style style:name="P66" style:family="paragraph" style:parent-style-name="Text_20_body">
      <style:text-properties officeooo:rsid="00725656" officeooo:paragraph-rsid="00725656"/>
    </style:style>
    <style:style style:name="P67" style:family="paragraph" style:parent-style-name="Text_20_body">
      <style:text-properties fo:font-variant="normal" fo:text-transform="none" fo:color="#222222" style:font-name="Arial1" fo:font-size="11pt" fo:letter-spacing="normal" fo:font-style="normal" fo:font-weight="bold" officeooo:rsid="007454f9" officeooo:paragraph-rsid="007454f9" style:font-size-asian="11pt" style:font-weight-asian="bold" style:font-size-complex="11pt" style:font-weight-complex="bold"/>
    </style:style>
    <style:style style:name="P68" style:family="paragraph" style:parent-style-name="Text_20_body">
      <style:text-properties fo:color="#ce181e" fo:font-weight="bold" style:font-weight-asian="bold" style:font-weight-complex="bold"/>
    </style:style>
    <style:style style:name="P69" style:family="paragraph" style:parent-style-name="Text_20_body">
      <style:text-properties officeooo:rsid="008be6bd" officeooo:paragraph-rsid="008be6bd"/>
    </style:style>
    <style:style style:name="P70" style:family="paragraph" style:parent-style-name="Text_20_body">
      <style:paragraph-properties fo:margin-top="0in" fo:margin-bottom="0in" loext:contextual-spacing="false"/>
      <style:text-properties style:font-name="Liberation Sans" officeooo:paragraph-rsid="0049246c"/>
    </style:style>
    <style:style style:name="P71" style:family="paragraph" style:parent-style-name="Text_20_body">
      <style:paragraph-properties fo:margin-top="0in" fo:margin-bottom="0in" loext:contextual-spacing="false"/>
      <style:text-properties style:font-name="Arial1" fo:font-size="9pt" officeooo:rsid="006693bb" officeooo:paragraph-rsid="0049246c" style:font-size-asian="9pt" style:font-size-complex="9pt"/>
    </style:style>
    <style:style style:name="P72" style:family="paragraph" style:parent-style-name="Text_20_body">
      <style:paragraph-properties fo:margin-top="0in" fo:margin-bottom="0in" loext:contextual-spacing="false"/>
      <style:text-properties style:font-name="Arial1" officeooo:paragraph-rsid="006693bb"/>
    </style:style>
    <style:style style:name="P73" style:family="paragraph" style:parent-style-name="Text_20_body">
      <style:paragraph-properties fo:margin-top="0in" fo:margin-bottom="0in" loext:contextual-spacing="false"/>
      <style:text-properties style:font-name="Arial1" officeooo:rsid="00680ace" officeooo:paragraph-rsid="00680ace"/>
    </style:style>
    <style:style style:name="P74" style:family="paragraph" style:parent-style-name="Text_20_body">
      <style:paragraph-properties fo:margin-left="0.4925in" fo:margin-right="0in" fo:text-indent="0in" style:auto-text-indent="false"/>
    </style:style>
    <style:style style:name="P75" style:family="paragraph" style:parent-style-name="Text_20_body">
      <style:paragraph-properties fo:margin-left="0.4925in" fo:margin-right="0in" fo:text-indent="0in" style:auto-text-indent="false"/>
      <style:text-properties fo:font-size="10pt" style:font-size-asian="10pt" style:font-size-complex="10pt"/>
    </style:style>
    <style:style style:name="P76" style:family="paragraph" style:parent-style-name="Text_20_body">
      <style:paragraph-properties fo:margin-left="0.4925in" fo:margin-right="0in" fo:text-indent="0in" style:auto-text-indent="false"/>
      <style:text-properties fo:font-size="10pt" officeooo:rsid="00572f63" officeooo:paragraph-rsid="006f9684" style:font-size-asian="10pt" style:font-size-complex="10pt"/>
    </style:style>
    <style:style style:name="P77" style:family="paragraph" style:parent-style-name="Text_20_body">
      <style:paragraph-properties fo:margin-left="0.4925in" fo:margin-right="0in" fo:text-indent="0in" style:auto-text-indent="false"/>
      <style:text-properties fo:font-size="10pt" officeooo:paragraph-rsid="005c574e" style:font-size-asian="10pt" style:font-size-complex="10pt"/>
    </style:style>
    <style:style style:name="P78" style:family="paragraph" style:parent-style-name="Text_20_body">
      <style:paragraph-properties fo:margin-left="0.4925in" fo:margin-right="0in" fo:text-indent="0in" style:auto-text-indent="false"/>
      <style:text-properties fo:font-size="10pt" officeooo:paragraph-rsid="006f9684" style:font-size-asian="10pt" style:font-size-complex="10pt"/>
    </style:style>
    <style:style style:name="P79" style:family="paragraph" style:parent-style-name="Text_20_body">
      <style:paragraph-properties fo:margin-left="0.4925in" fo:margin-right="0in" fo:text-indent="0in" style:auto-text-indent="false"/>
      <style:text-properties fo:font-size="11pt" style:font-size-asian="11pt" style:font-size-complex="11pt"/>
    </style:style>
    <style:style style:name="P80" style:family="paragraph" style:parent-style-name="Text_20_body">
      <style:paragraph-properties fo:margin-left="0.4925in" fo:margin-right="0in" fo:text-indent="0in" style:auto-text-indent="false"/>
      <style:text-properties style:font-name="Courier New" fo:font-size="10pt" style:font-size-asian="10pt" style:font-size-complex="10pt"/>
    </style:style>
    <style:style style:name="P81" style:family="paragraph" style:parent-style-name="Text_20_body">
      <style:paragraph-properties fo:margin-left="0.4925in" fo:margin-right="0in" fo:text-indent="0in" style:auto-text-indent="false"/>
      <style:text-properties style:font-name="Courier New" fo:font-size="10pt" officeooo:rsid="006eca6b" officeooo:paragraph-rsid="006eca6b" style:font-size-asian="10pt" style:font-size-complex="10pt"/>
    </style:style>
    <style:style style:name="P82" style:family="paragraph" style:parent-style-name="Text_20_body">
      <style:paragraph-properties fo:margin-left="0.4925in" fo:margin-right="0in" fo:text-indent="0in" style:auto-text-indent="false"/>
      <style:text-properties style:font-name="Courier New" fo:font-size="10pt" officeooo:rsid="00572f63" officeooo:paragraph-rsid="006ce367" style:font-size-asian="10pt" style:font-size-complex="10pt"/>
    </style:style>
    <style:style style:name="P83" style:family="paragraph" style:parent-style-name="Text_20_body">
      <style:paragraph-properties fo:margin-left="0.4925in" fo:margin-right="0in" fo:text-indent="0in" style:auto-text-indent="false"/>
      <style:text-properties style:font-name="Courier New" fo:font-size="10pt" officeooo:rsid="00725656" officeooo:paragraph-rsid="00725656" style:font-size-asian="10pt" style:font-size-complex="10pt"/>
    </style:style>
    <style:style style:name="P84" style:family="paragraph" style:parent-style-name="Text_20_body">
      <style:paragraph-properties fo:margin-left="0.4925in" fo:margin-right="0in" fo:text-indent="0in" style:auto-text-indent="false"/>
      <style:text-properties style:font-name="Courier New" fo:font-size="10pt" officeooo:rsid="003e8d50" officeooo:paragraph-rsid="0046d9df" style:font-size-asian="10pt" style:font-size-complex="10pt"/>
    </style:style>
    <style:style style:name="P85" style:family="paragraph" style:parent-style-name="Text_20_body">
      <style:paragraph-properties fo:margin-left="0.4925in" fo:margin-right="0in" fo:text-indent="0in" style:auto-text-indent="false"/>
      <style:text-properties style:font-name="Courier New" fo:font-size="10pt" officeooo:rsid="00521843" officeooo:paragraph-rsid="00521843" style:font-size-asian="10pt" style:font-size-complex="10pt"/>
    </style:style>
    <style:style style:name="P86" style:family="paragraph" style:parent-style-name="Text_20_body">
      <style:paragraph-properties fo:margin-left="0.4925in" fo:margin-right="0in" fo:text-indent="0in" style:auto-text-indent="false"/>
      <style:text-properties style:font-name="Courier New" fo:font-size="10pt" officeooo:rsid="00521843" officeooo:paragraph-rsid="005babcb" style:font-size-asian="10pt" style:font-size-complex="10pt"/>
    </style:style>
    <style:style style:name="P87" style:family="paragraph" style:parent-style-name="Text_20_body">
      <style:paragraph-properties fo:margin-left="0.4925in" fo:margin-right="0in" fo:text-indent="0in" style:auto-text-indent="false"/>
      <style:text-properties style:font-name="Courier New" fo:font-size="10pt" officeooo:rsid="0055a31b" officeooo:paragraph-rsid="0055a31b" style:font-size-asian="10pt" style:font-size-complex="10pt"/>
    </style:style>
    <style:style style:name="P88" style:family="paragraph" style:parent-style-name="Text_20_body">
      <style:paragraph-properties fo:margin-left="0.4925in" fo:margin-right="0in" fo:text-indent="0in" style:auto-text-indent="false"/>
      <style:text-properties style:font-name="Courier New" fo:font-size="10pt" officeooo:rsid="0055a31b" officeooo:paragraph-rsid="00572f63" style:font-size-asian="10pt" style:font-size-complex="10pt"/>
    </style:style>
    <style:style style:name="P89" style:family="paragraph" style:parent-style-name="Text_20_body">
      <style:paragraph-properties fo:margin-left="0.4925in" fo:margin-right="0in" fo:text-indent="0in" style:auto-text-indent="false"/>
      <style:text-properties style:font-name="Courier New" fo:font-size="10pt" officeooo:rsid="008be6bd" officeooo:paragraph-rsid="008be6bd" style:font-size-asian="10pt" style:font-size-complex="10pt"/>
    </style:style>
    <style:style style:name="P90" style:family="paragraph" style:parent-style-name="Text_20_body">
      <style:paragraph-properties fo:margin-left="0.4925in" fo:margin-right="0in" fo:text-indent="0in" style:auto-text-indent="false"/>
      <style:text-properties style:font-name="Courier New" fo:font-size="10pt" officeooo:paragraph-rsid="005a6d5b" style:font-size-asian="10pt" style:font-size-complex="10pt"/>
    </style:style>
    <style:style style:name="P91" style:family="paragraph" style:parent-style-name="Text_20_body">
      <style:paragraph-properties fo:margin-left="0.4925in" fo:margin-right="0in" fo:text-indent="0in" style:auto-text-indent="false"/>
      <style:text-properties style:font-name="Courier New" fo:font-size="10pt" officeooo:paragraph-rsid="00893902" style:font-size-asian="10pt" style:font-size-complex="10pt"/>
    </style:style>
    <style:style style:name="P92" style:family="paragraph" style:parent-style-name="Text_20_body">
      <style:paragraph-properties fo:margin-left="0.4925in" fo:margin-right="0in" fo:text-indent="0in" style:auto-text-indent="false"/>
      <style:text-properties style:font-name="Courier New" fo:font-size="10pt" officeooo:paragraph-rsid="005babcb" style:font-size-asian="10pt" style:font-size-complex="10pt"/>
    </style:style>
    <style:style style:name="P93" style:family="paragraph" style:parent-style-name="Text_20_body">
      <style:paragraph-properties fo:margin-left="0.4925in" fo:margin-right="0in" fo:text-indent="0in" style:auto-text-indent="false"/>
      <style:text-properties style:font-name="Courier New" fo:font-size="10pt" officeooo:rsid="00787668" officeooo:paragraph-rsid="00787668" style:font-size-asian="10pt" style:font-size-complex="10pt"/>
    </style:style>
    <style:style style:name="P94" style:family="paragraph" style:parent-style-name="Text_20_body">
      <style:paragraph-properties fo:margin-left="0.4925in" fo:margin-right="0in" fo:text-indent="0in" style:auto-text-indent="false"/>
      <style:text-properties style:font-name="Courier New" fo:font-size="10pt" fo:font-weight="normal" officeooo:rsid="00572f63" officeooo:paragraph-rsid="00572f63" style:font-size-asian="10pt" style:font-weight-asian="normal" style:font-size-complex="10pt" style:font-weight-complex="normal"/>
    </style:style>
    <style:style style:name="P95" style:family="paragraph" style:parent-style-name="Text_20_body">
      <style:paragraph-properties fo:margin-left="0.4925in" fo:margin-right="0in" fo:text-indent="0in" style:auto-text-indent="false"/>
      <style:text-properties style:font-name="Courier New" fo:font-size="10pt" fo:font-weight="normal" officeooo:rsid="00725656" officeooo:paragraph-rsid="00725656" style:font-size-asian="10pt" style:font-weight-asian="normal" style:font-size-complex="10pt" style:font-weight-complex="normal"/>
    </style:style>
    <style:style style:name="P96" style:family="paragraph" style:parent-style-name="Text_20_body">
      <style:paragraph-properties fo:margin-left="0.4925in" fo:margin-right="0in" fo:text-indent="0in" style:auto-text-indent="false"/>
      <style:text-properties style:font-name="Courier New" fo:font-size="10.5pt" style:font-size-asian="10.5pt" style:font-size-complex="10.5pt"/>
    </style:style>
    <style:style style:name="P97" style:family="paragraph" style:parent-style-name="Text_20_body">
      <style:paragraph-properties fo:margin-left="0.4925in" fo:margin-right="0in" fo:text-indent="0in" style:auto-text-indent="false"/>
      <style:text-properties style:font-name="Courier New" fo:font-size="10.5pt" officeooo:rsid="00521843" officeooo:paragraph-rsid="005a6d5b" style:font-size-asian="10.5pt" style:font-size-complex="10.5pt"/>
    </style:style>
    <style:style style:name="P98" style:family="paragraph" style:parent-style-name="Text_20_body">
      <style:paragraph-properties fo:margin-left="0.4925in" fo:margin-right="0in" fo:text-indent="0in" style:auto-text-indent="false"/>
      <style:text-properties style:font-name="Courier New" fo:font-size="9pt" officeooo:paragraph-rsid="00874ef4" style:font-size-asian="9pt" style:font-size-complex="9pt"/>
    </style:style>
    <style:style style:name="P99" style:family="paragraph" style:parent-style-name="Text_20_body">
      <style:paragraph-properties fo:margin-left="0.4925in" fo:margin-right="0in" fo:text-indent="0in" style:auto-text-indent="false"/>
      <style:text-properties style:font-name="Liberation Mono" fo:font-size="10pt" style:font-size-asian="10pt" style:font-size-complex="10pt"/>
    </style:style>
    <style:style style:name="P100" style:family="paragraph" style:parent-style-name="Text_20_body">
      <style:paragraph-properties fo:margin-left="0.4925in" fo:margin-right="0in" fo:text-indent="0in" style:auto-text-indent="false"/>
      <style:text-properties fo:font-variant="normal" fo:text-transform="none" fo:color="#222222" style:font-name="Courier New" fo:font-size="10pt" fo:letter-spacing="normal" fo:font-style="normal" fo:font-weight="normal" officeooo:rsid="00521843" officeooo:paragraph-rsid="0051f6fc" style:font-size-asian="10pt" style:font-size-complex="10pt"/>
    </style:style>
    <style:style style:name="P101" style:family="paragraph" style:parent-style-name="Text_20_body">
      <style:paragraph-properties fo:margin-left="0.4925in" fo:margin-right="0in" fo:margin-top="0in" fo:margin-bottom="0in" loext:contextual-spacing="false" fo:text-indent="0in" style:auto-text-indent="false"/>
      <style:text-properties style:font-name="Arial1" fo:font-size="10.5pt" officeooo:rsid="00680ace" officeooo:paragraph-rsid="00680ace" style:font-size-asian="10.5pt" style:font-size-complex="10.5pt"/>
    </style:style>
    <style:style style:name="P102" style:family="paragraph" style:parent-style-name="Text_20_body">
      <style:paragraph-properties fo:margin-left="0.4925in" fo:margin-right="0in" fo:margin-top="0in" fo:margin-bottom="0in" loext:contextual-spacing="false" fo:text-indent="0in" style:auto-text-indent="false"/>
      <style:text-properties style:font-name="Arial1" fo:font-size="10pt" officeooo:paragraph-rsid="00680ace" style:font-size-asian="10pt" style:font-size-complex="10pt"/>
    </style:style>
    <style:style style:name="P103" style:family="paragraph" style:parent-style-name="Table_20_Contents">
      <style:paragraph-properties fo:margin-left="0.4925in" fo:margin-right="0in" fo:text-indent="0in" style:auto-text-indent="false"/>
      <style:text-properties fo:font-size="10pt" style:font-size-asian="10pt" style:font-size-complex="10pt"/>
    </style:style>
    <style:style style:name="P104" style:family="paragraph" style:parent-style-name="Table_20_Contents">
      <style:paragraph-properties fo:margin-left="0.4925in" fo:margin-right="0in" fo:text-indent="0in" style:auto-text-indent="false"/>
      <style:text-properties style:font-name="Courier New" fo:font-size="10pt" style:font-size-asian="10pt" style:font-size-complex="10pt"/>
    </style:style>
    <style:style style:name="P105" style:family="paragraph" style:parent-style-name="Text_20_body">
      <style:paragraph-properties fo:margin-left="0.4925in" fo:margin-right="0in" fo:margin-top="0in" fo:margin-bottom="0.0575in" loext:contextual-spacing="false" fo:text-indent="0in" style:auto-text-indent="false"/>
      <style:text-properties style:font-name="Courier New" fo:font-size="9pt" officeooo:rsid="005445f1" officeooo:paragraph-rsid="005445f1" style:font-size-asian="9pt" style:font-size-complex="9pt"/>
    </style:style>
    <style:style style:name="P106" style:family="paragraph" style:parent-style-name="Text_20_body">
      <style:paragraph-properties fo:margin-left="0.4925in" fo:margin-right="0in" fo:margin-top="0in" fo:margin-bottom="0.0575in" loext:contextual-spacing="false" fo:text-indent="0in" style:auto-text-indent="false"/>
      <style:text-properties fo:font-size="9pt" officeooo:rsid="005445f1" officeooo:paragraph-rsid="00787668" style:font-size-asian="9pt" style:font-size-complex="9pt"/>
    </style:style>
    <style:style style:name="P107" style:family="paragraph" style:parent-style-name="Quotations">
      <style:paragraph-properties fo:margin-left="0in" fo:margin-right="0.3937in" fo:orphans="2" fo:widows="2" fo:text-indent="0in" style:auto-text-indent="false"/>
      <style:text-properties fo:font-variant="normal" fo:text-transform="none" fo:color="#222222" style:font-name="Arial2" fo:font-size="10pt" fo:letter-spacing="normal" fo:font-style="normal" fo:font-weight="normal" officeooo:paragraph-rsid="0046d9df" style:font-size-asian="10pt" style:font-size-complex="10pt"/>
    </style:style>
    <style:style style:name="P108" style:family="paragraph" style:parent-style-name="Text_20_body">
      <style:paragraph-properties fo:margin-left="0in" fo:margin-right="0.3937in" fo:margin-top="0in" fo:margin-bottom="0in" loext:contextual-spacing="false" fo:orphans="2" fo:widows="2" fo:text-indent="0in" style:auto-text-indent="false"/>
      <style:text-properties fo:font-variant="normal" fo:text-transform="none" fo:color="#222222" style:font-name="Arial2" fo:font-size="11pt" fo:letter-spacing="normal" fo:font-style="normal" fo:font-weight="normal" officeooo:rsid="003e8d50" officeooo:paragraph-rsid="00680ace" style:font-size-asian="11pt" style:font-size-complex="11pt"/>
    </style:style>
    <style:style style:name="P109" style:family="paragraph" style:parent-style-name="Quotations">
      <style:paragraph-properties fo:margin-left="0.4925in" fo:margin-right="0.7874in" fo:margin-top="0in" fo:margin-bottom="0in" loext:contextual-spacing="false" fo:orphans="2" fo:widows="2" fo:text-indent="0in" style:auto-text-indent="false" fo:padding="0in" fo:border="none"/>
      <style:text-properties fo:font-variant="normal" fo:text-transform="none" fo:color="#222222" style:font-name="Arial2" fo:font-size="12pt" fo:letter-spacing="normal" fo:font-style="normal" fo:font-weight="normal" officeooo:paragraph-rsid="0051ddb8"/>
    </style:style>
    <style:style style:name="P110" style:family="paragraph" style:parent-style-name="Quotations">
      <style:paragraph-properties fo:margin-left="0.4925in" fo:margin-right="0.7874in" fo:margin-top="0in" fo:margin-bottom="0in" loext:contextual-spacing="false" fo:orphans="2" fo:widows="2" fo:text-indent="0in" style:auto-text-indent="false" fo:padding="0in" fo:border="none"/>
      <style:text-properties style:font-name="Liberation Mono" fo:font-size="10pt" officeooo:paragraph-rsid="0051ddb8" style:font-size-asian="10pt" style:font-size-complex="10pt"/>
    </style:style>
    <style:style style:name="P111" style:family="paragraph" style:parent-style-name="Text_20_body">
      <style:paragraph-properties fo:break-before="page"/>
    </style:style>
    <style:style style:name="P112" style:family="paragraph" style:parent-style-name="Text_20_body">
      <style:paragraph-properties fo:break-before="page"/>
      <style:text-properties fo:font-variant="normal" fo:text-transform="none" fo:color="#222222" style:font-name="Arial1" fo:font-size="11pt" fo:letter-spacing="normal" fo:font-style="normal" fo:font-weight="normal" officeooo:rsid="007454f9" officeooo:paragraph-rsid="007454f9" style:font-size-asian="11pt" style:font-size-complex="11pt"/>
    </style:style>
    <style:style style:name="P113" style:family="paragraph" style:parent-style-name="Text_20_body">
      <style:paragraph-properties fo:break-before="page"/>
      <style:text-properties officeooo:rsid="0091b6e2" officeooo:paragraph-rsid="0091b6e2"/>
    </style:style>
    <style:style style:name="P114" style:family="paragraph" style:parent-style-name="Quotations">
      <style:paragraph-properties fo:margin-left="0.4925in" fo:margin-right="0.3937in" fo:margin-top="0in" fo:margin-bottom="0in" loext:contextual-spacing="false" fo:orphans="2" fo:widows="2" fo:text-indent="0in" style:auto-text-indent="false"/>
      <style:text-properties fo:font-variant="normal" fo:text-transform="none" fo:color="#222222" style:font-name="Arial2" fo:font-size="11pt" fo:letter-spacing="normal" fo:font-style="normal" fo:font-weight="normal" officeooo:paragraph-rsid="0046d9df" style:font-size-asian="11pt" style:font-size-complex="11pt"/>
    </style:style>
    <style:style style:name="P115" style:family="paragraph" style:parent-style-name="Quotations">
      <style:paragraph-properties fo:margin-left="0.4925in" fo:margin-right="0.3937in" fo:margin-top="0in" fo:margin-bottom="0in" loext:contextual-spacing="false" fo:text-indent="0in" style:auto-text-indent="false" fo:padding="0in" fo:border="none"/>
      <style:text-properties style:font-name="Arial1" fo:font-size="10.5pt" officeooo:paragraph-rsid="00872680" style:font-size-asian="10.5pt" style:font-size-complex="10.5pt"/>
    </style:style>
    <style:style style:name="P116" style:family="paragraph" style:parent-style-name="Quotations">
      <style:paragraph-properties fo:margin-left="0.4925in" fo:margin-right="0.3937in" fo:margin-top="0in" fo:margin-bottom="0in" loext:contextual-spacing="false" fo:text-indent="0in" style:auto-text-indent="false" fo:padding="0in" fo:border="none"/>
      <style:text-properties style:font-name="Courier New" fo:font-size="9pt" officeooo:paragraph-rsid="00872680" style:font-size-asian="9pt" style:font-size-complex="9pt"/>
    </style:style>
    <style:style style:name="P117" style:family="paragraph" style:parent-style-name="Standard">
      <style:text-properties style:font-name="Arial1" fo:font-size="11pt" officeooo:paragraph-rsid="0022d76c" style:font-size-asian="11pt" style:font-size-complex="11pt"/>
    </style:style>
    <style:style style:name="P118" style:family="paragraph" style:parent-style-name="Standard">
      <style:text-properties style:font-name="Arial1" fo:font-size="11pt" officeooo:rsid="00242b9e" officeooo:paragraph-rsid="00242b9e" style:font-size-asian="11pt" style:font-size-complex="11pt"/>
    </style:style>
    <style:style style:name="P119" style:family="paragraph" style:parent-style-name="Quotations">
      <style:text-properties style:font-name="Courier New" fo:font-size="9pt" officeooo:paragraph-rsid="0095ddbd" style:font-size-asian="9pt" style:font-size-complex="9pt"/>
    </style:style>
    <style:style style:name="P120" style:family="paragraph" style:parent-style-name="Standard" style:list-style-name="L2">
      <style:text-properties officeooo:rsid="00242b9e" officeooo:paragraph-rsid="00257ddf"/>
    </style:style>
    <style:style style:name="P121" style:family="paragraph" style:parent-style-name="Standard" style:list-style-name="L2">
      <style:text-properties style:font-name="Arial1" fo:font-size="11pt" officeooo:rsid="00242b9e" officeooo:paragraph-rsid="00257ddf" style:font-size-asian="11pt" style:font-size-complex="11pt"/>
    </style:style>
    <style:style style:name="P122" style:family="paragraph" style:parent-style-name="Standard" style:list-style-name="L2">
      <style:text-properties style:font-name="Arial1" fo:font-size="11pt" officeooo:rsid="00341e7f" officeooo:paragraph-rsid="00341e7f" style:font-size-asian="11pt" style:font-size-complex="11pt"/>
    </style:style>
    <style:style style:name="P123" style:family="paragraph" style:parent-style-name="Text_20_body" style:list-style-name="L3">
      <style:text-properties officeooo:rsid="00418821" officeooo:paragraph-rsid="00418821"/>
    </style:style>
    <style:style style:name="P124" style:family="paragraph" style:parent-style-name="Text_20_body" style:list-style-name="L3">
      <style:text-properties style:font-name="Courier New" fo:font-size="10pt" officeooo:rsid="00418821" officeooo:paragraph-rsid="00418821" style:font-size-asian="10pt" style:font-size-complex="10pt"/>
    </style:style>
    <style:style style:name="P125" style:family="paragraph" style:parent-style-name="Text_20_body" style:list-style-name="L3">
      <style:text-properties officeooo:rsid="00436cb0" officeooo:paragraph-rsid="00436cb0"/>
    </style:style>
    <style:style style:name="P126" style:family="paragraph" style:parent-style-name="Text_20_body" style:list-style-name="L4"/>
    <style:style style:name="P127" style:family="paragraph" style:parent-style-name="Text_20_body" style:list-style-name="L4">
      <style:text-properties fo:font-size="11pt" style:font-size-asian="11pt" style:font-size-complex="11pt"/>
    </style:style>
    <style:style style:name="P128" style:family="paragraph" style:parent-style-name="Text_20_body" style:list-style-name="L4">
      <style:text-properties fo:font-size="11pt" officeooo:paragraph-rsid="008ed506" style:font-size-asian="11pt" style:font-size-complex="11pt"/>
    </style:style>
    <style:style style:name="P129" style:family="paragraph" style:parent-style-name="Text_20_body" style:list-style-name="L4">
      <style:paragraph-properties fo:margin-left="0in" fo:margin-right="0in" fo:text-indent="-0.25in" style:auto-text-indent="false"/>
      <style:text-properties fo:font-size="11pt" officeooo:paragraph-rsid="008ed506" style:font-size-asian="11pt" style:font-size-complex="11pt"/>
    </style:style>
    <style:style style:name="P130" style:family="paragraph" style:parent-style-name="Heading_20_1">
      <style:paragraph-properties fo:text-align="center" style:justify-single-word="false"/>
      <style:text-properties officeooo:paragraph-rsid="00285ff5"/>
    </style:style>
    <style:style style:name="P131" style:family="paragraph" style:parent-style-name="Heading_20_2">
      <style:text-properties officeooo:paragraph-rsid="006016b1"/>
    </style:style>
    <style:style style:name="P132" style:family="paragraph" style:parent-style-name="Heading_20_2">
      <style:text-properties officeooo:rsid="006016b1" officeooo:paragraph-rsid="006016b1"/>
    </style:style>
    <style:style style:name="P133" style:family="paragraph" style:parent-style-name="Heading_20_2" style:list-style-name=""/>
    <style:style style:name="P134" style:family="paragraph" style:parent-style-name="Heading_20_2" style:list-style-name="">
      <style:text-properties officeooo:paragraph-rsid="0047e37d"/>
    </style:style>
    <style:style style:name="P135" style:family="paragraph" style:parent-style-name="Heading_20_2">
      <style:text-properties style:font-name="Arial1" fo:font-size="16pt" officeooo:rsid="003b1543" officeooo:paragraph-rsid="0046d9df" style:font-size-asian="16pt" style:font-size-complex="16pt"/>
    </style:style>
    <style:style style:name="P136" style:family="paragraph" style:parent-style-name="Heading_20_2" style:list-style-name="">
      <style:text-properties officeooo:rsid="0046d9df" officeooo:paragraph-rsid="0046d9df"/>
    </style:style>
    <style:style style:name="P137" style:family="paragraph" style:parent-style-name="Heading_20_2">
      <style:paragraph-properties fo:break-before="page"/>
    </style:style>
    <style:style style:name="P138" style:family="paragraph" style:parent-style-name="Heading_20_2">
      <style:paragraph-properties fo:break-before="page"/>
      <style:text-properties style:font-name="Arial1" officeooo:rsid="00372bb8" officeooo:paragraph-rsid="00372bb8"/>
    </style:style>
    <style:style style:name="P139" style:family="paragraph" style:parent-style-name="Heading_20_2">
      <style:paragraph-properties fo:break-before="page"/>
      <style:text-properties officeooo:paragraph-rsid="0049246c"/>
    </style:style>
    <style:style style:name="P140" style:family="paragraph" style:parent-style-name="Heading_20_2">
      <style:paragraph-properties fo:break-before="page"/>
      <style:text-properties officeooo:rsid="0046d9df" officeooo:paragraph-rsid="0046d9df"/>
    </style:style>
    <style:style style:name="P141" style:family="paragraph" style:parent-style-name="Heading_20_2">
      <style:paragraph-properties fo:break-before="page"/>
      <style:text-properties officeooo:paragraph-rsid="0047e37d"/>
    </style:style>
    <style:style style:name="P142" style:family="paragraph" style:parent-style-name="Table_20_Contents" style:list-style-name="L1"/>
    <style:style style:name="P143" style:family="paragraph" style:parent-style-name="Table_20_Contents" style:list-style-name="L5">
      <style:text-properties officeooo:paragraph-rsid="00762773"/>
    </style:style>
    <style:style style:name="P144" style:family="paragraph" style:parent-style-name="Table_20_Contents" style:list-style-name="L5">
      <style:text-properties fo:font-style="italic" officeooo:rsid="00762773" officeooo:paragraph-rsid="00762773" style:font-style-asian="italic" style:font-style-complex="italic"/>
    </style:style>
    <style:style style:name="P145" style:family="paragraph" style:parent-style-name="Table_20_Contents" style:list-style-name="L5">
      <style:text-properties fo:font-style="italic" officeooo:paragraph-rsid="00762773" style:font-style-asian="italic" style:font-style-complex="italic"/>
    </style:style>
    <style:style style:name="P146" style:family="paragraph" style:parent-style-name="Table_20_Contents" style:list-style-name="L5">
      <style:text-properties fo:font-style="italic" officeooo:rsid="007454f9" officeooo:paragraph-rsid="00762773" style:font-style-asian="italic" style:font-style-complex="italic"/>
    </style:style>
    <style:style style:name="P147" style:family="paragraph" style:parent-style-name="Table_20_Contents" style:list-style-name="L5">
      <style:text-properties fo:font-style="italic" fo:font-weight="bold" officeooo:rsid="00762773" officeooo:paragraph-rsid="00762773" style:font-style-asian="italic" style:font-weight-asian="bold" style:font-style-complex="italic" style:font-weight-complex="bold"/>
    </style:style>
    <style:style style:name="P148" style:family="paragraph" style:parent-style-name="Table_20_Contents" style:list-style-name="L5">
      <style:text-properties officeooo:rsid="007454f9" officeooo:paragraph-rsid="00762773"/>
    </style:style>
    <style:style style:name="P149" style:family="paragraph" style:parent-style-name="Table_20_Contents" style:list-style-name="L5">
      <style:text-properties fo:font-weight="bold" officeooo:rsid="007454f9" officeooo:paragraph-rsid="00762773" style:font-weight-asian="bold" style:font-weight-complex="bold"/>
    </style:style>
    <style:style style:name="P150" style:family="paragraph" style:parent-style-name="Table_20_Contents" style:list-style-name="L5">
      <style:text-properties officeooo:rsid="00762773" officeooo:paragraph-rsid="00762773"/>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21a0f" officeooo:paragraph-rsid="00a21a0f"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1" style:family="text">
      <style:text-properties officeooo:rsid="002a592a"/>
    </style:style>
    <style:style style:name="T2" style:family="text">
      <style:text-properties fo:font-variant="normal" fo:text-transform="none" fo:color="#202124" fo:letter-spacing="normal" fo:font-style="normal" fo:font-weight="normal"/>
    </style:style>
    <style:style style:name="T3" style:family="text">
      <style:text-properties fo:font-variant="normal" fo:text-transform="none" fo:color="#202124" fo:letter-spacing="normal" fo:font-style="normal" fo:font-weight="normal" officeooo:rsid="00436cb0"/>
    </style:style>
    <style:style style:name="T4" style:family="text">
      <style:text-properties fo:font-variant="normal" fo:text-transform="none" fo:color="#202124" fo:letter-spacing="normal" fo:font-style="normal" fo:font-weight="normal" officeooo:rsid="0022d76c"/>
    </style:style>
    <style:style style:name="T5" style:family="text">
      <style:text-properties fo:font-variant="normal" fo:text-transform="none" fo:color="#202124" fo:letter-spacing="normal" fo:font-style="normal" fo:font-weight="normal" officeooo:rsid="002094ae"/>
    </style:style>
    <style:style style:name="T6" style:family="text">
      <style:text-properties fo:font-variant="normal" fo:text-transform="none" fo:color="#202124" fo:letter-spacing="normal" fo:font-style="normal" fo:font-weight="normal" officeooo:rsid="0032e763"/>
    </style:style>
    <style:style style:name="T7" style:family="text">
      <style:text-properties fo:font-variant="normal" fo:text-transform="none" fo:color="#202124" fo:letter-spacing="normal" fo:font-style="normal" fo:font-weight="normal" officeooo:rsid="0032e84e"/>
    </style:style>
    <style:style style:name="T8" style:family="text">
      <style:text-properties fo:font-variant="normal" fo:text-transform="none" fo:color="#202124" fo:letter-spacing="normal" fo:font-style="normal" fo:font-weight="normal" officeooo:rsid="00341e7f"/>
    </style:style>
    <style:style style:name="T9" style:family="text">
      <style:text-properties fo:font-variant="normal" fo:text-transform="none" fo:color="#202124" fo:letter-spacing="normal" fo:font-style="normal" fo:font-weight="normal" officeooo:rsid="00893902"/>
    </style:style>
    <style:style style:name="T10" style:family="text">
      <style:text-properties fo:font-variant="normal" fo:text-transform="none" fo:color="#222222" style:font-name="Arial2" fo:font-size="10pt" fo:letter-spacing="normal" fo:font-style="normal" fo:font-weight="bold" officeooo:rsid="0046d9df" style:font-size-asian="10pt" style:font-weight-asian="bold" style:font-size-complex="10pt" style:font-weight-complex="bold"/>
    </style:style>
    <style:style style:name="T11" style:family="text">
      <style:text-properties fo:font-variant="normal" fo:text-transform="none" fo:color="#222222" style:font-name="Arial2" fo:font-size="10pt" fo:letter-spacing="normal" fo:font-style="normal" fo:font-weight="normal" style:font-size-asian="10pt" style:font-size-complex="10pt"/>
    </style:style>
    <style:style style:name="T12" style:family="text">
      <style:text-properties fo:font-variant="normal" fo:text-transform="none" fo:color="#222222" style:font-name="Arial2" fo:font-size="10pt" fo:letter-spacing="normal" fo:font-style="normal" fo:font-weight="normal" officeooo:rsid="00478ceb" style:font-size-asian="10pt" style:font-size-complex="10pt"/>
    </style:style>
    <style:style style:name="T13" style:family="text">
      <style:text-properties fo:font-variant="normal" fo:text-transform="none" fo:color="#222222" fo:letter-spacing="normal" fo:font-style="normal" fo:font-weight="normal"/>
    </style:style>
    <style:style style:name="T14" style:family="text">
      <style:text-properties fo:font-variant="normal" fo:text-transform="none" fo:color="#222222" fo:letter-spacing="normal" fo:font-style="normal" fo:font-weight="normal" officeooo:rsid="00521843"/>
    </style:style>
    <style:style style:name="T15" style:family="text">
      <style:text-properties fo:font-variant="normal" fo:text-transform="none" fo:color="#222222" fo:letter-spacing="normal" fo:font-style="normal" fo:font-weight="normal" officeooo:rsid="005babcb"/>
    </style:style>
    <style:style style:name="T16" style:family="text">
      <style:text-properties fo:font-variant="normal" fo:text-transform="none" fo:color="#222222" fo:letter-spacing="normal" fo:font-style="normal" fo:font-weight="normal" officeooo:rsid="00418821"/>
    </style:style>
    <style:style style:name="T17" style:family="text">
      <style:text-properties fo:font-variant="normal" fo:text-transform="none" fo:color="#222222" fo:letter-spacing="normal" fo:font-style="normal" fo:font-weight="bold" officeooo:rsid="005babcb" style:font-weight-asian="bold" style:font-weight-complex="bold"/>
    </style:style>
    <style:style style:name="T18" style:family="text">
      <style:text-properties fo:font-variant="normal" fo:text-transform="none" fo:color="#222222" fo:letter-spacing="normal" fo:font-style="normal" fo:font-weight="bold" officeooo:rsid="0046d9df" style:font-weight-asian="bold" style:font-weight-complex="bold"/>
    </style:style>
    <style:style style:name="T19" style:family="text">
      <style:text-properties fo:font-variant="normal" fo:text-transform="none" fo:color="#222222" style:font-name="Courier New1" fo:font-size="12pt" fo:letter-spacing="normal" fo:font-style="normal" fo:font-weight="normal"/>
    </style:style>
    <style:style style:name="T20" style:family="text">
      <style:text-properties fo:font-variant="normal" fo:text-transform="none" fo:color="#222222" style:font-name="Courier New1" fo:letter-spacing="normal" fo:font-style="normal" fo:font-weight="normal"/>
    </style:style>
    <style:style style:name="T21" style:family="text">
      <style:text-properties officeooo:rsid="001a226f"/>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officeooo:rsid="004ae813" style:font-weight-asian="bold" style:font-weight-complex="bold"/>
    </style:style>
    <style:style style:name="T25" style:family="text">
      <style:text-properties fo:font-weight="bold" officeooo:rsid="0055a31b" style:font-weight-asian="bold" style:font-weight-complex="bold"/>
    </style:style>
    <style:style style:name="T26" style:family="text">
      <style:text-properties fo:font-weight="bold" officeooo:rsid="005babcb" style:font-weight-asian="bold" style:font-weight-complex="bold"/>
    </style:style>
    <style:style style:name="T27" style:family="text">
      <style:text-properties fo:font-weight="bold" officeooo:rsid="006693bb" style:font-weight-asian="bold" style:font-weight-complex="bold"/>
    </style:style>
    <style:style style:name="T28" style:family="text">
      <style:text-properties fo:font-weight="bold" officeooo:rsid="00680ace" style:font-weight-asian="bold" style:font-weight-complex="bold"/>
    </style:style>
    <style:style style:name="T29" style:family="text">
      <style:text-properties fo:font-weight="bold" officeooo:rsid="00521843" style:font-weight-asian="bold" style:font-weight-complex="bold"/>
    </style:style>
    <style:style style:name="T30" style:family="text">
      <style:text-properties fo:font-weight="bold" officeooo:rsid="001fb373" style:font-weight-asian="bold" style:font-weight-complex="bold"/>
    </style:style>
    <style:style style:name="T31" style:family="text">
      <style:text-properties fo:font-weight="bold" officeooo:rsid="00572f63" style:font-weight-asian="bold" style:font-weight-complex="bold"/>
    </style:style>
    <style:style style:name="T32" style:family="text">
      <style:text-properties fo:font-weight="bold" officeooo:rsid="00874ef4" style:font-weight-asian="bold" style:font-weight-complex="bold"/>
    </style:style>
    <style:style style:name="T33" style:family="text">
      <style:text-properties fo:font-weight="bold" officeooo:rsid="005a6d5b"/>
    </style:style>
    <style:style style:name="T34" style:family="text">
      <style:text-properties fo:font-weight="bold" officeooo:rsid="006693bb"/>
    </style:style>
    <style:style style:name="T35" style:family="text">
      <style:text-properties fo:font-weight="bold" officeooo:rsid="00872680"/>
    </style:style>
    <style:style style:name="T36" style:family="text">
      <style:text-properties officeooo:rsid="001aa078"/>
    </style:style>
    <style:style style:name="T37" style:family="text">
      <style:text-properties fo:font-size="10pt" style:font-size-asian="10pt" style:font-size-complex="10pt"/>
    </style:style>
    <style:style style:name="T38" style:family="text">
      <style:text-properties fo:font-size="10pt" officeooo:rsid="00893902" style:font-size-asian="10pt" style:font-size-complex="10pt"/>
    </style:style>
    <style:style style:name="T39" style:family="text">
      <style:text-properties fo:font-size="10pt" officeooo:rsid="0044ee78" style:font-size-asian="10pt" style:font-size-complex="10pt"/>
    </style:style>
    <style:style style:name="T40" style:family="text">
      <style:text-properties officeooo:rsid="001dbb6b"/>
    </style:style>
    <style:style style:name="T41" style:family="text">
      <style:text-properties officeooo:rsid="001f0652"/>
    </style:style>
    <style:style style:name="T42" style:family="text">
      <style:text-properties officeooo:rsid="001fb373"/>
    </style:style>
    <style:style style:name="T43" style:family="text">
      <style:text-properties officeooo:rsid="002094ae"/>
    </style:style>
    <style:style style:name="T44" style:family="text">
      <style:text-properties fo:color="#ce181e" fo:font-style="italic" fo:font-weight="bold" fo:background-color="transparent" loext:char-shading-value="0" style:font-style-asian="italic" style:font-weight-asian="bold" style:font-style-complex="italic" style:font-weight-complex="bold"/>
    </style:style>
    <style:style style:name="T45" style:family="text">
      <style:text-properties fo:color="#ce181e" fo:font-style="italic" fo:font-weight="bold" officeooo:rsid="0020fa4e" fo:background-color="transparent" loext:char-shading-value="0" style:font-style-asian="italic" style:font-weight-asian="bold" style:font-style-complex="italic" style:font-weight-complex="bold"/>
    </style:style>
    <style:style style:name="T46" style:family="text">
      <style:text-properties officeooo:rsid="0020fa4e"/>
    </style:style>
    <style:style style:name="T47" style:family="text">
      <style:text-properties officeooo:rsid="0032e84e"/>
    </style:style>
    <style:style style:name="T48" style:family="text">
      <style:text-properties style:font-name="Arial1"/>
    </style:style>
    <style:style style:name="T49" style:family="text">
      <style:text-properties style:font-name="Arial1" fo:font-size="16pt" officeooo:rsid="0046d9df" style:font-size-asian="16pt" style:font-size-complex="16pt"/>
    </style:style>
    <style:style style:name="T50" style:family="text">
      <style:text-properties style:font-name="Arial1" fo:font-size="16pt" officeooo:rsid="007aecce" style:font-size-asian="16pt" style:font-size-complex="16pt"/>
    </style:style>
    <style:style style:name="T51" style:family="text">
      <style:text-properties style:font-name="Arial1" fo:font-weight="bold" style:font-weight-asian="bold" style:font-weight-complex="bold"/>
    </style:style>
    <style:style style:name="T52" style:family="text">
      <style:text-properties style:font-name="Arial1" fo:font-weight="bold" officeooo:rsid="006693bb" style:font-weight-asian="bold" style:font-weight-complex="bold"/>
    </style:style>
    <style:style style:name="T53" style:family="text">
      <style:text-properties style:font-name="Arial1" officeooo:rsid="006693bb"/>
    </style:style>
    <style:style style:name="T54" style:family="text">
      <style:text-properties style:font-name="Arial1" officeooo:rsid="0049246c"/>
    </style:style>
    <style:style style:name="T55" style:family="text">
      <style:text-properties style:font-name="Arial1" fo:font-size="11pt" style:font-size-asian="11pt" style:font-size-complex="11pt"/>
    </style:style>
    <style:style style:name="T56" style:family="text">
      <style:text-properties style:font-name="Arial1" fo:font-size="11pt" officeooo:rsid="00257ddf" style:font-size-asian="11pt" style:font-size-complex="11pt"/>
    </style:style>
    <style:style style:name="T57" style:family="text">
      <style:text-properties style:font-name="Arial1" fo:font-size="11pt" officeooo:rsid="005e2ed1" style:font-size-asian="11pt" style:font-size-complex="11pt"/>
    </style:style>
    <style:style style:name="T58" style:family="text">
      <style:text-properties officeooo:rsid="00341e7f"/>
    </style:style>
    <style:style style:name="T59" style:family="text">
      <style:text-properties officeooo:rsid="00359979"/>
    </style:style>
    <style:style style:name="T60" style:family="text">
      <style:text-properties officeooo:rsid="00372bb8"/>
    </style:style>
    <style:style style:name="T61" style:family="text">
      <style:text-properties officeooo:rsid="0037e03a"/>
    </style:style>
    <style:style style:name="T62" style:family="text">
      <style:text-properties officeooo:rsid="0039c1ce"/>
    </style:style>
    <style:style style:name="T63" style:family="text">
      <style:text-properties officeooo:rsid="003b1543"/>
    </style:style>
    <style:style style:name="T64" style:family="text">
      <style:text-properties officeooo:rsid="003d0ff3"/>
    </style:style>
    <style:style style:name="T65" style:family="text">
      <style:text-properties officeooo:rsid="003e8d50"/>
    </style:style>
    <style:style style:name="T66" style:family="text">
      <style:text-properties officeooo:rsid="00418821"/>
    </style:style>
    <style:style style:name="T67" style:family="text">
      <style:text-properties officeooo:rsid="0044ee78"/>
    </style:style>
    <style:style style:name="T68" style:family="text">
      <style:text-properties fo:background-color="#fff200" loext:char-shading-value="0"/>
    </style:style>
    <style:style style:name="T69" style:family="text">
      <style:text-properties officeooo:rsid="0020fa4e" fo:background-color="#fff200" loext:char-shading-value="0"/>
    </style:style>
    <style:style style:name="T70" style:family="text">
      <style:text-properties officeooo:rsid="0046d849" fo:background-color="#fff200" loext:char-shading-value="0"/>
    </style:style>
    <style:style style:name="T71" style:family="text">
      <style:text-properties officeooo:rsid="0046d849"/>
    </style:style>
    <style:style style:name="T72" style:family="text">
      <style:text-properties officeooo:rsid="0046d9df"/>
    </style:style>
    <style:style style:name="T73" style:family="text">
      <style:text-properties fo:font-weight="normal" style:font-weight-asian="normal" style:font-weight-complex="normal"/>
    </style:style>
    <style:style style:name="T74" style:family="text">
      <style:text-properties fo:font-weight="normal" officeooo:rsid="005c574e" style:font-weight-asian="normal" style:font-weight-complex="normal"/>
    </style:style>
    <style:style style:name="T75" style:family="text">
      <style:text-properties fo:font-weight="normal" officeooo:rsid="00521843" style:font-weight-asian="normal" style:font-weight-complex="normal"/>
    </style:style>
    <style:style style:name="T76" style:family="text">
      <style:text-properties fo:font-weight="normal" officeooo:rsid="00572f63" style:font-weight-asian="normal" style:font-weight-complex="normal"/>
    </style:style>
    <style:style style:name="T77" style:family="text">
      <style:text-properties fo:font-weight="normal" officeooo:rsid="0077498d" style:font-weight-asian="normal" style:font-weight-complex="normal"/>
    </style:style>
    <style:style style:name="T78" style:family="text">
      <style:text-properties fo:font-weight="normal" officeooo:rsid="0083be63" style:font-weight-asian="normal" style:font-weight-complex="normal"/>
    </style:style>
    <style:style style:name="T79" style:family="text">
      <style:text-properties officeooo:rsid="00478ceb"/>
    </style:style>
    <style:style style:name="T80" style:family="text">
      <style:text-properties officeooo:rsid="0047e37d"/>
    </style:style>
    <style:style style:name="T81" style:family="text">
      <style:text-properties officeooo:rsid="004ae813"/>
    </style:style>
    <style:style style:name="T82" style:family="text">
      <style:text-properties officeooo:rsid="004f54d1"/>
    </style:style>
    <style:style style:name="T83" style:family="text">
      <style:text-properties officeooo:rsid="0051ddb8"/>
    </style:style>
    <style:style style:name="T84" style:family="text">
      <style:text-properties officeooo:rsid="005445f1"/>
    </style:style>
    <style:style style:name="T85" style:family="text">
      <style:text-properties officeooo:rsid="00572f63"/>
    </style:style>
    <style:style style:name="T86" style:family="text">
      <style:text-properties officeooo:rsid="0058e5df"/>
    </style:style>
    <style:style style:name="T87" style:family="text">
      <style:text-properties fo:font-size="16pt" fo:font-weight="bold" officeooo:rsid="00436cb0" style:font-size-asian="16pt" style:font-weight-asian="bold" style:font-size-complex="16pt" style:font-weight-complex="bold"/>
    </style:style>
    <style:style style:name="T88" style:family="text">
      <style:text-properties fo:font-size="16pt" fo:font-weight="bold" officeooo:rsid="001dbb6b" style:font-size-asian="16pt" style:font-weight-asian="bold" style:font-size-complex="16pt" style:font-weight-complex="bold"/>
    </style:style>
    <style:style style:name="T89" style:family="text">
      <style:text-properties fo:font-size="16pt" officeooo:rsid="001dbb6b" style:font-size-asian="16pt" style:font-size-complex="16pt"/>
    </style:style>
    <style:style style:name="T90" style:family="text">
      <style:text-properties officeooo:rsid="0059c505"/>
    </style:style>
    <style:style style:name="T91" style:family="text">
      <style:text-properties officeooo:rsid="005babcb"/>
    </style:style>
    <style:style style:name="T92" style:family="text">
      <style:text-properties officeooo:rsid="00397e7f"/>
    </style:style>
    <style:style style:name="T93" style:family="text">
      <style:text-properties fo:font-size="11pt" style:font-size-asian="11pt" style:font-size-complex="11pt"/>
    </style:style>
    <style:style style:name="T94" style:family="text">
      <style:text-properties fo:font-size="11pt" officeooo:rsid="003d0ff3" style:font-size-asian="11pt" style:font-size-complex="11pt"/>
    </style:style>
    <style:style style:name="T95" style:family="text">
      <style:text-properties fo:font-size="11pt" officeooo:rsid="004ae813" style:font-size-asian="11pt" style:font-size-complex="11pt"/>
    </style:style>
    <style:style style:name="T96" style:family="text">
      <style:text-properties officeooo:rsid="005ee847"/>
    </style:style>
    <style:style style:name="T97" style:family="text">
      <style:text-properties fo:font-style="italic" officeooo:rsid="00762773" style:font-style-asian="italic" style:font-style-complex="italic"/>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officeooo:rsid="006016b1"/>
    </style:style>
    <style:style style:name="T100" style:family="text">
      <style:text-properties officeooo:rsid="0064ee4d"/>
    </style:style>
    <style:style style:name="T101" style:family="text">
      <style:text-properties officeooo:rsid="006693bb"/>
    </style:style>
    <style:style style:name="T102" style:family="text">
      <style:text-properties fo:font-size="10.5pt" style:font-size-asian="10.5pt" style:font-size-complex="10.5pt"/>
    </style:style>
    <style:style style:name="T103" style:family="text">
      <style:text-properties fo:background-color="transparent" loext:char-shading-value="0"/>
    </style:style>
    <style:style style:name="T104" style:family="text">
      <style:text-properties officeooo:rsid="00521843" fo:background-color="transparent" loext:char-shading-value="0"/>
    </style:style>
    <style:style style:name="T105" style:family="text">
      <style:text-properties officeooo:rsid="006eca6b"/>
    </style:style>
    <style:style style:name="T106" style:family="text">
      <style:text-properties officeooo:rsid="00711f4f"/>
    </style:style>
    <style:style style:name="T107" style:family="text">
      <style:text-properties officeooo:rsid="00714ac3"/>
    </style:style>
    <style:style style:name="T108" style:family="text">
      <style:text-properties officeooo:rsid="00762773"/>
    </style:style>
    <style:style style:name="T109" style:family="text">
      <style:text-properties officeooo:rsid="007c7d5e"/>
    </style:style>
    <style:style style:name="T110" style:family="text">
      <style:text-properties officeooo:rsid="008251f6"/>
    </style:style>
    <style:style style:name="T111" style:family="text">
      <style:text-properties officeooo:rsid="00874ef4"/>
    </style:style>
    <style:style style:name="T112" style:family="text">
      <style:text-properties officeooo:rsid="00893902"/>
    </style:style>
    <style:style style:name="T113" style:family="text">
      <style:text-properties officeooo:rsid="008a1aeb"/>
    </style:style>
    <style:style style:name="T114" style:family="text">
      <style:text-properties officeooo:rsid="008be6bd"/>
    </style:style>
    <style:style style:name="T115" style:family="text">
      <style:text-properties officeooo:rsid="008d29a6"/>
    </style:style>
    <style:style style:name="T116" style:family="text">
      <style:text-properties officeooo:rsid="00436cb0"/>
    </style:style>
    <style:style style:name="T117" style:family="text">
      <style:text-properties officeooo:rsid="0090a7f5"/>
    </style:style>
    <style:style style:name="T118" style:family="text">
      <style:text-properties officeooo:rsid="0091b6e2"/>
    </style:style>
    <style:style style:name="T119" style:family="text">
      <style:text-properties style:font-name="Courier New"/>
    </style:style>
    <style:style style:name="T120" style:family="text">
      <style:text-properties style:font-name="Courier New" officeooo:rsid="00680ace"/>
    </style:style>
    <style:style style:name="T121" style:family="text">
      <style:text-properties style:font-name="Courier New" fo:font-size="10pt" style:font-size-asian="10pt" style:font-size-complex="10pt"/>
    </style:style>
    <style:style style:name="T122" style:family="text">
      <style:text-properties style:font-name="Courier New" fo:font-size="10pt" officeooo:rsid="0049246c" style:font-size-asian="10pt" style:font-size-complex="10pt"/>
    </style:style>
    <style:style style:name="T123" style:family="text">
      <style:text-properties style:font-name="Courier New" fo:font-size="10pt" officeooo:rsid="008d29a6" style:font-size-asian="10pt" style:font-size-complex="10pt"/>
    </style:style>
    <style:style style:name="T124" style:family="text">
      <style:text-properties style:font-name="Courier New" fo:font-size="10pt" fo:font-weight="bold" style:font-size-asian="10pt" style:font-weight-asian="bold" style:font-size-complex="10pt" style:font-weight-complex="bold"/>
    </style:style>
    <style:style style:name="T125" style:family="text">
      <style:text-properties style:font-name="Courier New" officeooo:rsid="00787668"/>
    </style:style>
    <style:style style:name="T126" style:family="text">
      <style:text-properties style:font-name="Courier New" fo:font-weight="bold" officeooo:rsid="0055a31b" style:font-weight-asian="bold" style:font-weight-complex="bold"/>
    </style:style>
    <style:style style:name="T127" style:family="text">
      <style:text-properties officeooo:rsid="009aa7e3"/>
    </style:style>
    <style:style style:name="T128" style:family="text">
      <style:text-properties officeooo:rsid="00a1e8c0"/>
    </style:style>
    <style:style style:name="T129" style:family="text">
      <style:text-properties officeooo:rsid="00a21a0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DocumentInformation" table:style-name="DocumentInformation">
        <table:table-column table:style-name="DocumentInformation.A"/>
        <table:table-column table:style-name="DocumentInformation.B"/>
        <table:table-row>
          <table:table-cell table:style-name="DocumentInformation.A1" office:value-type="string">
            <text:p text:style-name="P36">Date:</text:p>
          </table:table-cell>
          <table:table-cell table:style-name="DocumentInformation.B1" office:value-type="string">
            <text:p text:style-name="P151">12 June 2021</text:p>
          </table:table-cell>
        </table:table-row>
        <table:table-row>
          <table:table-cell table:style-name="DocumentInformation.A2" office:value-type="string">
            <text:p text:style-name="P37">Revision:</text:p>
          </table:table-cell>
          <table:table-cell table:style-name="DocumentInformation.B2" office:value-type="string">
            <text:p text:style-name="P37">0.0.<text:span text:style-name="T129">4</text:span></text:p>
          </table:table-cell>
        </table:table-row>
        <table:table-row>
          <table:table-cell table:style-name="DocumentInformation.A2" office:value-type="string">
            <text:p text:style-name="P36">Author:</text:p>
          </table:table-cell>
          <table:table-cell table:style-name="DocumentInformation.B2" office:value-type="string">
            <text:p text:style-name="P36">David Witten</text:p>
          </table:table-cell>
        </table:table-row>
        <table:table-row>
          <table:table-cell table:style-name="DocumentInformation.A2" office:value-type="string">
            <text:p text:style-name="P36">Pages:</text:p>
          </table:table-cell>
          <table:table-cell table:style-name="DocumentInformation.B2" office:value-type="string">
            <text:p text:style-name="P35"><text:page-count>14</text:page-count></text:p>
          </table:table-cell>
        </table:table-row>
      </table:table>
      <text:h text:style-name="P130" text:outline-level="1"><text:span text:style-name="T47">Configuring the Raspberry Pi 3 or 4 for use with the</text:span> <text:span text:style-name="T63">runMag</text:span> <text:span text:style-name="T63">utility and the TangerineSDR ‘Pear’ boards</text:span></text:h>
      <text:h text:style-name="P131" text:outline-level="2"/>
      <text:h text:style-name="P132" text:outline-level="2">Contents:</text:h>
      <text:list xml:id="list2405687870" text:style-name="L1">
        <text:list-item>
          <text:p text:style-name="P142">Introduction</text:p>
        </text:list-item>
        <text:list-item>
          <text:p text:style-name="P142"><text:span text:style-name="T99">S</text:span>etting I2C up to work on R<text:span text:style-name="T90">aspberry </text:span>Pi 3 <text:span text:style-name="T90">or</text:span> 4</text:p>
        </text:list-item>
        <text:list-item>
          <text:p text:style-name="P142">Testing I2C</text:p>
        </text:list-item>
        <text:list-item>
          <text:p text:style-name="P142">Local board with I2C Extender </text:p>
        </text:list-item>
        <text:list-item>
          <text:p text:style-name="P142">Install the runMag Utility</text:p>
        </text:list-item>
        <text:list-item>
          <text:p text:style-name="P142">Install the Linux ‘rsync’ Tools</text:p>
        </text:list-item>
        <text:list-item>
          <text:p text:style-name="P142">Set Up the ‘cron’ Facility</text:p>
        </text:list-item>
        <text:list-item>
          <text:p text:style-name="P142">Setting up ‘start-on-reboot’ for runMag</text:p>
        </text:list-item>
        <text:list-item>
          <text:p text:style-name="P142">Testing and Operation</text:p>
        </text:list-item>
      </text:list>
      <text:h text:style-name="P133" text:outline-level="2"/>
      <text:h text:style-name="P137" text:outline-level="2">Introduction</text:h>
      <text:p text:style-name="Text_20_body"/>
      <text:p text:style-name="P8">This document concerns the software setup for the Magnetometer Support Boards (MSB’s) designed as prototypes to test the PNI rm3100 magnetometer modules and the ‘Pear’ boards created for the TangerineSDR project. <text:s/>The primary software described here is a utility called ‘runMag’ that is available as source code. <text:s/>It is covered by the GPL 3 open source license, <text:s/>It may be downloaded from GitHub at <text:a xlink:type="simple" xlink:href="https://github.com/wittend/rm3100-runMag" text:style-name="Internet_20_link" text:visited-style-name="Visited_20_Internet_20_Link">https://github.com/wittend/rm3100-runMag</text:a>.</text:p>
      <text:p text:style-name="P8"/>
      <text:p text:style-name="P9">It must be emphasized that while this software has so far proven useful and reliable, it was intended for testing and evaluation of these boards. <text:s/><text:span text:style-name="T98">Its author does not consider it production-grade code.</text:span></text:p>
      <text:p text:style-name="P11">Comments and suggestions are appreciated. <text:s/>But new work is focused on other tools and it is expected that this code will be <text:span text:style-name="T110">superseded.</text:span></text:p>
      <text:p text:style-name="P8"/>
      <text:p text:style-name="P5">The ‘runMag’ utility was written for portability and does not invoke Raspberry Pi specific libraries.</text:p>
      <text:p text:style-name="P5"/>
      <text:p text:style-name="P3">Setting I2C up on <text:span text:style-name="T58">Raspberry Pi 3 or 4 single board computer (SBC) </text:span>is <text:span text:style-name="T21">usually </text:span>fairly simple. <text:s/><text:span text:style-name="T36">Use with other similar boards is possible <text:s/>(Odroid N2(+), <text:s/>Nvidia Nano, etc.), that will not be addressed here.</text:span></text:p>
      <text:p text:style-name="P3"/>
      <text:p text:style-name="P10">Please, please try to stick to this scenario. <text:s/>What seem like small deviations lead to problems that are difficult to diagnose, both now and later. <text:s/>Different OS versions, personal software <text:span text:style-name="T113">preferences, unique naming strategies all lead to an exponentially expanding support problem. </text:span></text:p>
      <text:p text:style-name="P2"/>
      <text:p text:style-name="P4">Installation of all software required to monitor, <text:span text:style-name="T71">log, and archive data from </text:span>either the <text:span text:style-name="T71">Magnetometer Support Board prototypes or the </text:span>HamSCI ‘Pear’ boards <text:span text:style-name="T96">will</text:span> be <text:span text:style-name="T96">the focus of this document</text:span>.</text:p>
      <text:p text:style-name="P6"/>
      <text:p text:style-name="P7">The <text:span text:style-name="T58">PNI RM3100 </text:span>Magnetometer <text:span text:style-name="T71">module</text:span> <text:span text:style-name="T58">used here is</text:span> NOT 5.5v tolerant on the I2C bus. </text:p>
      <text:p text:style-name="P7"/>
      <text:p text:style-name="P7"><text:span text:style-name="T45">Warning: </text:span><text:span text:style-name="T44">Applying 5v (or higher) to any other pins will damage the magnetometer.</text:span></text:p>
      <text:p text:style-name="P12"/>
      <text:p text:style-name="P117"><text:span text:style-name="T9">This document</text:span><text:span text:style-name="T5"> </text:span><text:span text:style-name="T4">also assume</text:span><text:span text:style-name="T9">s</text:span><text:span text:style-name="T4"> that you have the following incidental items:</text:span></text:p>
      <text:p text:style-name="P118"/>
      <text:list xml:id="list3687715023" text:style-name="L2">
        <text:list-item>
          <text:p text:style-name="P120"><text:span text:style-name="T55">For </text:span><text:span text:style-name="T56">remote use</text:span><text:span text:style-name="T55"> - </text:span><text:span text:style-name="T56">100</text:span><text:span text:style-name="T55"> foot </text:span><text:span text:style-name="T57">shielded</text:span><text:span text:style-name="T55"> </text:span><text:span text:style-name="T56">t</text:span><text:span text:style-name="T55">wisted </text:span><text:span text:style-name="T56">p</text:span><text:span text:style-name="T55">air CAT-6a </text:span><text:span text:style-name="T56">c</text:span><text:span text:style-name="T55">able: </text:span><text:a xlink:type="simple" xlink:href="https://www.amazon.com/gp/product/B00HEM653S/ref=ppx_yo_dt_b_asin_title_o01_s00?ie=UTF8&amp;psc=1" text:style-name="Internet_20_link" text:visited-style-name="Visited_20_Internet_20_Link"><text:span text:style-name="T55">https://www.amazon.com/gp/product/B00HEM653S/ref=ppx_yo_dt_b_asin_title_o01_s00?ie=UTF8&amp;psc=1</text:span></text:a></text:p>
          <text:p text:style-name="P121"/>
        </text:list-item>
        <text:list-item>
          <text:p text:style-name="P122">Other items required for in-ground installation of the remote sensor. <text:span text:style-name="T92">(See other documents detailing proper installation).</text:span></text:p>
          <text:p text:style-name="P122"/>
        </text:list-item>
      </text:list>
      <text:h text:style-name="P133" text:outline-level="2"/>
      <text:p text:style-name="P113">For these instructions to work, it is important to use this layout:</text:p>
      <text:p text:style-name="Table_20_Contents"/>
      <text:p text:style-name="P39">/ <text:span text:style-name="T118">(root)</text:span></text:p>
      <text:p text:style-name="P41">├── ...</text:p>
      <text:p text:style-name="P41">│</text:p>
      <text:p text:style-name="P40">│</text:p>
      <text:p text:style-name="P40">├── <text:span text:style-name="T117">home</text:span></text:p>
      <text:p text:style-name="P40">│<text:tab/>├── <text:span text:style-name="T117">user</text:span></text:p>
      <text:p text:style-name="P40">│<text:tab/>│ <text:s text:c="2"/>├── Desktop</text:p>
      <text:p text:style-name="P40">│<text:tab/>│ <text:s text:c="2"/>├── Documents</text:p>
      <text:p text:style-name="P40">│<text:tab/>│ <text:s text:c="2"/>├── Downloads</text:p>
      <text:p text:style-name="P40">│<text:tab/>│ <text:s text:c="2"/>├── Music</text:p>
      <text:p text:style-name="P40">│<text:tab/>│ <text:s text:c="2"/>├── Pictures</text:p>
      <text:p text:style-name="P40">│<text:tab/>│ <text:s text:c="2"/>├── Public</text:p>
      <text:p text:style-name="P40">│<text:tab/>│ <text:s text:c="2"/>├── <text:span text:style-name="T23">rm3100-runMag</text:span></text:p>
      <text:p text:style-name="P40">│<text:tab/>│ <text:s text:c="2"/>│ <text:s text:c="2"/>├── <text:span text:style-name="T23">docs</text:span></text:p>
      <text:p text:style-name="P40">│<text:tab/>│ <text:s text:c="2"/>│ <text:s text:c="2"/>└── <text:span text:style-name="T23">logs</text:span></text:p>
      <text:p text:style-name="P40">│<text:tab/>│ <text:s text:c="2"/>├── Templates</text:p>
      <text:p text:style-name="P40">│<text:tab/>│ <text:s text:c="2"/>└── Videos</text:p>
      <text:p text:style-name="P40">│<text:tab/>├── pi</text:p>
      <text:p text:style-name="P40">│<text:tab/>│ <text:s text:c="2"/>├── Bookshelf</text:p>
      <text:p text:style-name="P40">│<text:tab/>│ <text:s text:c="2"/>├── Desktop</text:p>
      <text:p text:style-name="P40">│<text:tab/>│ <text:s text:c="2"/>│</text:p>
      <text:p text:style-name="P40">│<text:tab/>│ <text:s text:c="2"/>├── ...</text:p>
      <text:p text:style-name="P40">│<text:tab/>│ <text:s text:c="2"/>│</text:p>
      <text:p text:style-name="P40">│<text:tab/>│ <text:s text:c="2"/>├── Templates</text:p>
      <text:p text:style-name="P40">│<text:tab/>│ <text:s text:c="2"/>└── Videos</text:p>
      <text:p text:style-name="P41">│<text:tab/>└── ...</text:p>
      <text:p text:style-name="P41">│</text:p>
      <text:p text:style-name="P41">├── ...</text:p>
      <text:p text:style-name="P41"/>
      <text:h text:style-name="P137" text:outline-level="2"><text:span text:style-name="T99">S</text:span>etting I2C up to work on R<text:span text:style-name="T90">aspberry </text:span>Pi 3 <text:span text:style-name="T90">or</text:span> 4</text:h>
      <text:p text:style-name="P1"/>
      <text:p text:style-name="Text_20_body"><text:span text:style-name="T71">For the purposes of this document I </text:span>will assume that use the current <text:span text:style-name="T71">desktop version of</text:span> Raspbian OS <text:span text:style-name="T71">(32 bit, armhf)</text:span>. <text:s/><text:span text:style-name="T71">The Raspberry Pi</text:span> uses the same image <text:span text:style-name="T71">both model 3B and model 4B.</text:span></text:p>
      <text:p text:style-name="Text_20_body"/>
      <text:p text:style-name="P49"><text:span text:style-name="T90">We</text:span> suggest:</text:p>
      <text:p text:style-name="P79"><text:span text:style-name="T2">Ras</text:span><text:span text:style-name="T6">pberry Pi OS</text:span><text:span text:style-name="T2"> </text:span><text:span text:style-name="T6">current </text:span><text:span text:style-name="T2">with desktop:</text:span></text:p>
      <text:p text:style-name="P74"><text:a xlink:type="simple" xlink:href="https://www.raspberrypi.org/software/operating-systems/" text:style-name="Internet_20_link" text:visited-style-name="Visited_20_Internet_20_Link"><text:span text:style-name="T93">https://www.raspberrypi.org/software/operating-systems/</text:span></text:a></text:p>
      <text:p text:style-name="P79">Current version:</text:p>
      <text:p text:style-name="P79">Release date: <text:tab/>May 7th 2021</text:p>
      <text:p text:style-name="P79">Kernel version:<text:tab/>5.10</text:p>
      <text:p text:style-name="P79"><text:span text:style-name="T47">Si</text:span>ze:<text:tab/>1,180</text:p>
      <text:p text:style-name="P49"><text:span text:style-name="T7">The other versions </text:span><text:span text:style-name="T8">may</text:span><text:span text:style-name="T7"> work as well, but contain unwanted software or require different installation steps.</text:span></text:p>
      <text:p text:style-name="P49"/>
      <text:p text:style-name="Text_20_body">Please see installation instructions at: </text:p>
      <text:p text:style-name="Text_20_body"><text:a xlink:type="simple" xlink:href="https://www.raspberrypi.org/documentation/installation/installing-images/" text:style-name="Internet_20_link" text:visited-style-name="Visited_20_Internet_20_Link"><text:span text:style-name="T128">Installing operating system images</text:span></text:a></text:p>
      <text:p text:style-name="Text_20_body">Now you need to plug in monitor, keyboard, and mouse. <text:s/>I prefer a wireless keyboard/mouse combo. If possible, connect a wired network connection at first, but a reliable WiFi environment should work.</text:p>
      <text:p text:style-name="Text_20_body">Then power up the Pi and let it guide you through the setup. <text:s/></text:p>
      <text:p text:style-name="Text_20_body"><text:span text:style-name="T69">Then </text:span><text:span text:style-name="T68">restart </text:span><text:span text:style-name="T70">the P</text:span><text:span text:style-name="T71">i.</text:span></text:p>
      <text:p text:style-name="Text_20_body"/>
      <text:p text:style-name="Text_20_body">In <text:span text:style-name="T46">recent versions</text:span>, you can select Menu &gt; Preferences &gt; Raspberry Pi Configuration and then you get an applet thing. <text:s/>I<text:span text:style-name="T71">f</text:span> you select the tab "Interfaces" you can turn <text:span text:style-name="T110">on </text:span>I2C and also <text:span text:style-name="T60">s</text:span>elect SSH. <text:s/><text:span text:style-name="T60">These are important to the proper operation of your sensor.</text:span></text:p>
      <text:p text:style-name="Text_20_body">Alternatively, from a terminal window/command prompt, you can type </text:p>
      <text:p text:style-name="P96"><text:span text:style-name="T39">$ </text:span><text:span text:style-name="T37">sudo raspi-config</text:span> </text:p>
      <text:p text:style-name="Text_20_body">and make these <text:span text:style-name="T60">same </text:span>change<text:span text:style-name="T46">s.</text:span></text:p>
      <text:p text:style-name="Text_20_body">Again, <text:span text:style-name="T68">you should reboot the Pi.</text:span></text:p>
      <text:p text:style-name="Text_20_body"/>
      <text:p text:style-name="Text_20_body"><text:soft-page-break/>Next, you should make sure that your Raspberry Pi is connected to the network. <text:s/>Then you need to open a terminal window and execute the command:</text:p>
      <text:p text:style-name="P80"><text:span text:style-name="T67">$ </text:span>sudo apt-get update</text:p>
      <text:p text:style-name="Text_20_body">Once this has completed without errors, you need to execute:</text:p>
      <text:p text:style-name="P75"><text:span text:style-name="T71">$ </text:span>sudo apt-get upgrade</text:p>
      <text:p text:style-name="Text_20_body">This command may take a while and generate quite a bit of activity, but it assures that your software is up to date and that current security patches are installed.</text:p>
      <text:p text:style-name="Text_20_body"><text:span text:style-name="T60">Yet a</text:span>gain, <text:span text:style-name="T68">you should reboot the Pi</text:span>.</text:p>
      <text:p text:style-name="P60"/>
      <text:p text:style-name="P68">Change the default Password!</text:p>
      <text:p text:style-name="P56">From a terminal prompt, you can type:</text:p>
      <text:p text:style-name="P94">$ passwd</text:p>
      <text:p text:style-name="Text_20_body">It is very important that you change the default password for the ‘pi’ account.</text:p>
      <text:p text:style-name="Text_20_body"/>
      <text:p text:style-name="Text_20_body">You should create an account other than the default pi account for your use when operating your device. <text:s/>It should have a strong password that you can remember. <text:span text:style-name="T105">The command for this is:</text:span></text:p>
      <text:p text:style-name="P81">$ adduser <text:span text:style-name="T85">[</text:span><text:span text:style-name="T31">USER ID]</text:span></text:p>
      <text:p text:style-name="P22"><text:span text:style-name="T23">NOTE:</text:span><text:span text:style-name="T73"> Only the ‘password’ and ‘repeat password’ fields actually matter. <text:s/>You can hit enter for the others, but enter ‘y’ to accept.</text:span></text:p>
      <text:p text:style-name="P24"/>
      <text:p text:style-name="Text_20_body">Your working account should have the same <text:span text:style-name="T63">group </text:span>privileges as the pi account, especially the ‘adm’, ‘sudo’, ‘ssh’, ‘<text:span text:style-name="T63">dialout’, ‘i2c’, ’input’, ’netdev and ‘plugdev’ memberships. <text:s/>While still in the ‘Pi’ account you should add these memberships using:</text:span></text:p>
      <text:p text:style-name="P82">$ sudo usermod -a -<text:span text:style-name="T86">G </text:span>adm,sudo,ssh,<text:span text:style-name="T63">dialout,i2c,plugdev,input,netdev </text:span>[<text:span text:style-name="T23">USER ID]</text:span></text:p>
      <text:p text:style-name="Text_20_body">I prefer to disable the pi account altogether.</text:p>
      <text:p text:style-name="Text_20_body"><text:span text:style-name="T60">Yet a</text:span>gain, <text:span text:style-name="T68">you should reboot the Pi</text:span>.</text:p>
      <text:p text:style-name="Text_20_body"/>
      <text:h text:style-name="P138" text:outline-level="2">Testing I2C</text:h>
      <text:p text:style-name="P44"/>
      <text:p text:style-name="Text_20_body">Assuming that you have completed the appropriate configuration above, the next step is to make sure the appropriate devices are now available.</text:p>
      <text:p text:style-name="Text_20_body"><text:span text:style-name="T41">O</text:span>pen a terminal window and type:</text:p>
      <text:p text:style-name="P80"><text:span text:style-name="T116">$ </text:span>ls /dev/i2c*’ <text:s/></text:p>
      <text:p text:style-name="Text_20_body">The Raspberry Pi boards should show: "/dev/i2c-1".</text:p>
      <text:p text:style-name="Text_20_body"><text:span text:style-name="T59">H</text:span>ere we use the command ‘i2cdetect’. <text:s/><text:span text:style-name="T59">If you enter this command and you get an error, you may have to install the package ‘i2c-tools’ using the command:</text:span></text:p>
      <text:p text:style-name="Text_20_body"><text:tab/><text:span text:style-name="T121">$ sudo apt-get install i2c-tools</text:span></text:p>
      <text:p text:style-name="Text_20_body">Now you want to type the command </text:p>
      <text:p text:style-name="P80"><text:span text:style-name="T3">$ </text:span><text:span text:style-name="T2">i2cdetect -y 1</text:span></text:p>
      <text:p text:style-name="Text_20_body">You should see something like this:</text:p>
      <text:p text:style-name="P75"><text:s text:c="5"/>0 <text:s/>1 <text:s/>2 <text:s/>3 <text:s/>4 <text:s/>5 <text:s/>6 <text:s/>7 <text:s/>8 <text:s/>9 <text:s/>a <text:s/>b <text:s/>c <text:s/>d <text:s/>e <text:s/>f</text:p>
      <text:p text:style-name="P75">00: <text:s text:c="9"/>-- -- -- -- -- -- -- -- -- -- -- -- --</text:p>
      <text:p text:style-name="P75">10: -- -- -- -- -- -- -- -- -- -- -- -- -- -- -- --</text:p>
      <text:p text:style-name="P75">20: -- -- -- -- -- -- -- -- -- -- -- -- -- -- -- --</text:p>
      <text:p text:style-name="P75">30: -- -- -- -- -- -- -- -- -- -- -- -- -- -- -- --</text:p>
      <text:p text:style-name="P75">40: -- -- -- -- -- -- -- -- -- -- -- -- -- -- -- --</text:p>
      <text:p text:style-name="P75">50: -- -- -- -- -- -- -- -- -- -- -- -- -- -- -- --</text:p>
      <text:p text:style-name="P75">60: -- -- -- -- -- -- -- -- -- -- -- -- -- -- -- --</text:p>
      <text:p text:style-name="P75">70: -- -- -- -- -- -- -- -- <text:s text:c="24"/></text:p>
      <text:p text:style-name="P13">The dashes are unoccupied addresses (hexadecimal) on I2C bus 1. <text:s/><text:span text:style-name="T59">As a general rule, on a newly configured Raspberry Pi, all addresses on bus I2c-1 will be empty.</text:span></text:p>
      <text:p text:style-name="Text_20_body"><text:span text:style-name="T43">The numbers or dashes </text:span>indicate the presence <text:span text:style-name="T43">(or absence)</text:span> of devices at those addresses, for example at 0x37 (in C syntax) <text:s/></text:p>
      <text:p text:style-name="Text_20_body">Now <text:span text:style-name="T61">shut down the Raspberry Pi and connect the local end magnetometer extension board (with the 40 pin Raspberry Pi extension header) onto the Pi expansion bus.</text:span></text:p>
      <text:p text:style-name="P111"><text:span text:style-name="T87">Local board </text:span><text:span text:style-name="T88">with I2C Extender</text:span><text:span text:style-name="T89"> </text:span></text:p>
      <text:p text:style-name="Text_20_body"/>
      <text:p text:style-name="Text_20_body"><text:span text:style-name="T42">Initially you may see only one device. <text:s/>It is on the local board.</text:span> <text:s/>The <text:span text:style-name="T40">device should be </text:span>at 0x1<text:span text:style-name="T40">9</text:span> <text:span text:style-name="T42">and is </text:span>the MCP9808 precision temperature sensor <text:span text:style-name="T40">on the local module</text:span>. <text:s/></text:p>
      <text:p text:style-name="Text_20_body"/>
      <text:p text:style-name="P75"><text:s text:c="5"/>0 <text:s/>1 <text:s/>2 <text:s/>3 <text:s/>4 <text:s/>5 <text:s/>6 <text:s/>7 <text:s/>8 <text:s/>9 <text:s/>a <text:s/>b <text:s/>c <text:s/>d <text:s/>e <text:s/>f</text:p>
      <text:p text:style-name="P75">00: <text:s text:c="9"/>-- -- -- -- -- -- -- -- -- -- -- -- --</text:p>
      <text:p text:style-name="P75">10: -- -- -- -- -- -- -- -- -- <text:span text:style-name="T30">19</text:span> -- -- -- -- -- --</text:p>
      <text:p text:style-name="P75">20: -- -- -- -- -- -- -- -- -- -- -- -- -- -- -- --</text:p>
      <text:p text:style-name="P75">30: -- -- -- -- -- -- -- -- -- -- -- -- -- -- -- --</text:p>
      <text:p text:style-name="P75">40: -- -- -- -- -- -- -- -- -- -- -- -- -- -- -- --</text:p>
      <text:p text:style-name="P75">50: -- -- -- -- -- -- -- -- -- -- -- -- -- -- -- --</text:p>
      <text:p text:style-name="P75">60: -- -- -- -- -- -- -- -- -- -- -- -- -- -- -- --</text:p>
      <text:p text:style-name="P78">70: -- -- -- -- -- -- -- -- <text:s text:c="4"/></text:p>
      <text:p text:style-name="P78"><text:s text:c="20"/></text:p>
      <text:p text:style-name="Text_20_body">When the shielded twisted pair Cat 6a cable is attached and 5v is applied to the local module the sensors on the remote board should appear as well. The one at address 0x18 is the remote MCP9808 precision temperature sensor. <text:s/>The one at address 0x20 is the <text:span text:style-name="T62">remote </text:span>magnetometer module. <text:s/></text:p>
      <text:p text:style-name="Text_20_body"/>
      <text:p text:style-name="P77"><text:s text:c="5"/>0 <text:s/>1 <text:s/>2 <text:s/>3 <text:s/>4 <text:s/>5 <text:s/>6 <text:s/>7 <text:s/>8 <text:s/>9 <text:s/>a <text:s/>b <text:s/>c <text:s/>d <text:s/>e <text:s/>f</text:p>
      <text:p text:style-name="P77">00: <text:s text:c="9"/>-- -- -- -- -- -- -- -- -- -- -- -- --</text:p>
      <text:p text:style-name="P75">10: -- -- -- -- -- -- -- -- <text:span text:style-name="T23">18</text:span> <text:span text:style-name="T30">19</text:span> -- -- -- -- -- --</text:p>
      <text:p text:style-name="P75">20: <text:span text:style-name="T23">20</text:span> -- -- -- -- -- -- -- -- -- -- -- -- -- -- --</text:p>
      <text:p text:style-name="P75">30: -- -- -- -- -- -- -- -- -- -- -- -- -- -- -- --</text:p>
      <text:p text:style-name="P75">40: -- -- -- -- -- -- -- -- -- -- -- -- -- -- -- --</text:p>
      <text:p text:style-name="P75">50: -- -- -- -- -- -- -- -- -- -- -- -- -- -- -- --</text:p>
      <text:p text:style-name="P75">60: -- -- -- -- -- -- -- -- -- -- -- -- -- -- -- --</text:p>
      <text:p text:style-name="P78">70: -- -- -- -- -- -- -- -- <text:s text:c="3"/></text:p>
      <text:p text:style-name="P78"><text:s text:c="21"/></text:p>
      <text:p text:style-name="P13">It is the job of the software to request register values from these addresses and to format them into something we can read. </text:p>
      <text:p text:style-name="P61"><text:soft-page-break/>Note:</text:p>
      <text:p text:style-name="P65">The TangerineSDR ‘Pear’ boards <text:span text:style-name="T106">default to the</text:span> the non-standard address address for the magnetometer module: ‘0x23’. <text:s/>A properly working pair of ‘Pear’ boards appears like this:</text:p>
      <text:p text:style-name="P65"/>
      <text:p text:style-name="P76"><text:s text:c="5"/>0 <text:s/>1 <text:s/>2 <text:s/>3 <text:s/>4 <text:s/>5 <text:s/>6 <text:s/>7 <text:s/>8 <text:s/>9 <text:s/>a <text:s/>b <text:s/>c <text:s/>d <text:s/>e <text:s/>f</text:p>
      <text:p text:style-name="P76">00: <text:s text:c="9"/>-- -- -- -- -- -- -- -- -- -- -- -- --</text:p>
      <text:p text:style-name="P76">10: -- -- -- -- -- -- -- -- 18 19 -- -- -- -- -- --</text:p>
      <text:p text:style-name="P76">20: -- -- -- <text:span text:style-name="T23">23</text:span> -- -- -- -- -- -- -- -- -- -- -- --</text:p>
      <text:p text:style-name="P76">30: -- -- -- -- -- -- -- -- -- -- -- -- -- -- -- --</text:p>
      <text:p text:style-name="P76">40: -- -- -- -- -- -- -- -- -- -- -- -- -- -- -- --</text:p>
      <text:p text:style-name="P76">50: -- -- -- -- -- -- -- -- -- -- -- -- -- -- -- --</text:p>
      <text:p text:style-name="P76">60: -- -- -- -- -- -- -- -- -- -- -- -- -- -- -- --</text:p>
      <text:p text:style-name="P76">70: -- -- -- -- -- -- -- --</text:p>
      <text:p text:style-name="P25"/>
      <text:p text:style-name="P26">Note:</text:p>
      <text:p text:style-name="P28">The ‘Pear’ boards require the use of the additional command line parameter ‘-M 23’ to read this address.</text:p>
      <text:p text:style-name="P27">Note:</text:p>
      <text:p text:style-name="P29">If you assemble <text:s/>your complete magnetometer kit with both boards but only see one address responding, this means that something about the remote board, PNI module, or Cat 6a cable is not correct. <text:s/>See the troubleshooting notes at the end, if necessary, contact me (<text:a xlink:type="simple" xlink:href="mailto:wittend@wwrinc.com" text:style-name="Internet_20_link" text:visited-style-name="Visited_20_Internet_20_Link">wittend@wwrinc.com</text:a>).</text:p>
      <text:p text:style-name="P27">Note:</text:p>
      <text:p text:style-name="P29">If you get NO response using i2cdetect, check the attachment of the LOCAL board to the Raspberry Pi. <text:s/>Make certain that both the board orientation and the pin alignment in the 40-pin connector are correct.</text:p>
      <text:h text:style-name="P137" text:outline-level="2">Install the runMag <text:span text:style-name="T63">U</text:span>tility</text:h>
      <text:p text:style-name="Text_20_body"/>
      <text:p text:style-name="P63">To install the actual data collection utility, follow these steps:</text:p>
      <text:list xml:id="list525851103" text:style-name="L3">
        <text:list-item>
          <text:p text:style-name="P123">Make sure that you are logged into the Raspberry Pi under the account that will actually run the data collection. <text:s/></text:p>
        </text:list-item>
        <text:list-item>
          <text:p text:style-name="P123">Be certain that you are in your home directory by entering: <text:s/></text:p>
          <text:p text:style-name="P124">$ cd ~/ </text:p>
        </text:list-item>
        <text:list-item>
          <text:p text:style-name="P123">Enter the command: <text:s/></text:p>
          <text:p text:style-name="P123"><text:span text:style-name="T37">$ git clone </text:span><text:a xlink:type="simple" xlink:href="https://github.com/wittend/rm3100-runMag.git" text:style-name="Internet_20_link" text:visited-style-name="Visited_20_Internet_20_Link"><text:span text:style-name="T37">https://github.com/wittend/rm3100-runMag.git</text:span></text:a><text:span text:style-name="T102"> <text:s/></text:span></text:p>
        </text:list-item>
        <text:list-item>
          <text:p text:style-name="P123">Now enter:</text:p>
          <text:p text:style-name="P124">$ cd <text:s/>rm3100-runMag/</text:p>
        </text:list-item>
        <text:list-item>
          <text:p text:style-name="P123">now enter the command:</text:p>
          <text:p text:style-name="P124">$ make</text:p>
        </text:list-item>
        <text:list-item>
          <text:p text:style-name="P123">If there are no errors (there should not be) enter:</text:p>
          <text:p text:style-name="P124">$ chmod a+x <text:s/>runMag</text:p>
        </text:list-item>
        <text:list-item>
          <text:p text:style-name="P125">Then you can test the result by entering:</text:p>
          <text:p text:style-name="P125"><text:s/><text:span text:style-name="T123">$ </text:span><text:span text:style-name="T121">./runMag -h</text:span></text:p>
          <text:p text:style-name="P125"/>
        </text:list-item>
      </text:list>
      <text:p text:style-name="P47">If all has gone well you should now see the list of command line options that runMag understands. <text:s/>Most of these were only used for testing, and of no concern to most users.</text:p>
      <text:p text:style-name="P47"><text:span text:style-name="T24">Note: </text:span>The install process should have created a sub-directory called ‘logs/’. <text:s/>This is where the captured log data will go.</text:p>
      <text:p text:style-name="P66">To see if your runmag setup works, enter the following command:</text:p>
      <text:p text:style-name="P83"><text:span text:style-name="T115">$ </text:span>./runMag -b 1 -j -A 40 -c 100 -U 140 -Z </text:p>
      <text:p text:style-name="P31">Or <text:span text:style-name="T73">(if you are using the ‘</text:span><text:span text:style-name="T78">Pear’</text:span><text:span text:style-name="T73"> boards)</text:span>:</text:p>
      <text:p text:style-name="P95"><text:span text:style-name="T115">$ </text:span>./runMag -b 1 <text:span text:style-name="T23">-M 23</text:span> -j -A 40 -c 100 -U 140 -Z </text:p>
      <text:h text:style-name="P139" text:outline-level="2"><text:span text:style-name="T50">Setup</text:span><text:span text:style-name="T49"> the Linux ‘rsync’ Tools</text:span></text:h>
      <text:p text:style-name="P51"/>
      <text:p text:style-name="P52"><text:span text:style-name="T115">The </text:span>‘rsync’ is normally present in Raspberry Pi OS. <text:s/>It allows efficient transfer of files using secure keys.</text:p>
      <text:p text:style-name="P51">This is the procedure that we are using (so far) to regularly backup the output logs to an accessible place on the cloud server.</text:p>
      <text:list xml:id="list3774216493" text:style-name="L4">
        <text:list-item>
          <text:p text:style-name="P126"><text:span text:style-name="T94">P</text:span><text:span text:style-name="T93">lease contact me by email </text:span><text:span text:style-name="T95">(</text:span><text:a xlink:type="simple" xlink:href="mailto:wittend@wwrinc.com" text:style-name="Internet_20_link" text:visited-style-name="Visited_20_Internet_20_Link"><text:span text:style-name="T95">wittend@wwrinc.com</text:span></text:a><text:span text:style-name="T95">) </text:span><text:span text:style-name="T93">and I will create an account.</text:span></text:p>
        </text:list-item>
        <text:list-item>
          <text:p text:style-name="P127">Once the account is set up, all that is needed is for you to log in once <text:span text:style-name="T81">at 45.33.26.82 (via ssh) </text:span>to <text:span text:style-name="T23">change your password</text:span>. </text:p>
        </text:list-item>
        <text:list-item>
          <text:p text:style-name="P128">Then you log out <text:span text:style-name="T82">of the cloud server </text:span>and follow these instructions from your Pi 3/4.</text:p>
          <text:p text:style-name="P129">The process to <text:span text:style-name="T82">set up rsync on your Raspberry Pi so that it does not require manual entry of a password </text:span>is:</text:p>
        </text:list-item>
      </text:list>
      <text:p text:style-name="P80"><text:span text:style-name="T116">$</text:span> ssh-keygen</text:p>
      <text:p text:style-name="P30"><text:span text:style-name="T51">Note:</text:span><text:span text:style-name="T48"> When </text:span><text:span text:style-name="T53">this</text:span><text:span text:style-name="T48"> asks you to enter the passphrase, just press the </text:span><text:span text:style-name="T51">enter</text:span><text:span text:style-name="T48"> key. <text:s/></text:span><text:span text:style-name="T52">D</text:span><text:span text:style-name="T51">o not give any password here!</text:span><text:span text:style-name="T48"> <text:s/><text:line-break/></text:span><text:span text:style-name="T54">N</text:span><text:span text:style-name="T48">ow enter:</text:span></text:p>
      <text:p text:style-name="P116"><text:span text:style-name="T66">$</text:span> ssh-copy-id -<text:span text:style-name="T107">i </text:span>/home/<text:span text:style-name="T22">&lt;</text:span><text:span text:style-name="T35">local </text:span><text:span text:style-name="T33">user id</text:span><text:span text:style-name="T22">&gt;</text:span>/.ssh/id_rsa.pub <text:span text:style-name="T22">&lt;</text:span><text:span text:style-name="T35">remote </text:span><text:span text:style-name="T33">user id</text:span><text:span text:style-name="T22">&gt;</text:span><text:span text:style-name="T35">@</text:span>45.33.26.82</text:p>
      <text:p text:style-name="P115"/>
      <text:p text:style-name="P18"><text:span text:style-name="T23">Note:</text:span> The above will ask the password for your account on the <text:span text:style-name="T23">remote</text:span> host. <text:s/><text:span text:style-name="T101">It will </text:span>copy the public key automatically to the appropriate location. <text:span text:style-name="T111">You can test it <text:s/>by entering: </text:span></text:p>
      <text:p text:style-name="P98"><text:span text:style-name="T111">$ ssh </text:span><text:span text:style-name="T32">&lt;remote user id&gt;</text:span><text:span text:style-name="T111">@45.33.26.82</text:span></text:p>
      <text:p text:style-name="P19">Then I put this in a <text:span text:style-name="T101">script</text:span> file (<text:span text:style-name="T19">rsynscript</text:span>) and run it:</text:p>
      <text:p text:style-name="P19"><text:span text:style-name="T122">$ </text:span><text:span text:style-name="T121">rsync -avz /home/</text:span><text:span text:style-name="T124">dave</text:span><text:span text:style-name="T121">/rm3100-runMag/logs/</text:span><text:a xlink:type="simple" xlink:href="mailto:dave@45.33.26.82" text:style-name="Internet_20_link" text:visited-style-name="Visited_20_Internet_20_Link"><text:span text:style-name="T124">dave</text:span></text:a><text:a xlink:type="simple" xlink:href="mailto:dave@45.33.26.82" text:style-name="Internet_20_link" text:visited-style-name="Visited_20_Internet_20_Link"><text:span text:style-name="T121">@45.33.26.82</text:span></text:a><text:span text:style-name="T121">:/home/dave/data/</text:span><text:span text:style-name="T124">KD0EAG</text:span></text:p>
      <text:p text:style-name="Text_20_body">This is essentially:</text:p>
      <text:p text:style-name="P119">$ rsync -avz /home/<text:span text:style-name="T22">&lt;</text:span><text:span text:style-name="T34">pi </text:span><text:span text:style-name="T22">user </text:span><text:span text:style-name="T33">id</text:span><text:span text:style-name="T22">&gt;</text:span>/rm3100-<text:span text:style-name="T80">runMag/logs/ <text:s/></text:span></text:p>
      <text:p text:style-name="P119"><text:span text:style-name="T22">&lt;</text:span><text:span text:style-name="T34">remote </text:span><text:span text:style-name="T22">user </text:span><text:span text:style-name="T33">id</text:span><text:span text:style-name="T22">&gt;</text:span>@45.33.26.<text:span text:style-name="T80">82:/home/</text:span><text:span text:style-name="T22">&lt;</text:span><text:span text:style-name="T34">remote user id</text:span><text:span text:style-name="T22">&gt;</text:span>/data/<text:span text:style-name="T22">&lt;station </text:span><text:span text:style-name="T33">id</text:span><text:span text:style-name="T22">&gt;</text:span></text:p>
      <text:p text:style-name="P71"/>
      <text:p text:style-name="P72"><text:span text:style-name="T101">Replace the </text:span><text:span text:style-name="T27">&lt;pi user id&gt;</text:span><text:span text:style-name="T101"> placeholder with your user id on the Pi. </text:span></text:p>
      <text:p text:style-name="P72"><text:span text:style-name="T101">Replace the </text:span><text:span text:style-name="T27">&lt;remote user id&gt;</text:span><text:span text:style-name="T101"> placeholders with your user id on the on the cloud server. </text:span></text:p>
      <text:p text:style-name="P72"><text:span text:style-name="T101">Replace the </text:span><text:span text:style-name="T27">&lt;</text:span><text:span text:style-name="T28">station</text:span><text:span text:style-name="T27"> id&gt;</text:span><text:span text:style-name="T101"> placeholder with your prefix you are using for your station This may be a call sign, ‘Grape’ Station ID, or some other identifier unique to you and less than 18 characters. </text:span></text:p>
      <text:p text:style-name="P72">I put this script file in my 'rm3100-runMag/' folder and make it executable <text:span text:style-name="T64">using chmod a+x</text:span>.</text:p>
      <text:p text:style-name="P73">You can test it from the command line by entering:</text:p>
      <text:p text:style-name="P102"><text:span text:style-name="T120">$ ./</text:span><text:span text:style-name="T20">rsynscript</text:span></text:p>
      <text:p text:style-name="P101"/>
      <text:p text:style-name="P70">Once this works reliably, we can look at making it run automatically with <text:span text:style-name="T64">the system scheduler ‘cron’</text:span>.</text:p>
      <text:h text:style-name="P135" text:outline-level="2"><text:soft-page-break/>Set Up the ‘cron’ Facility</text:h>
      <text:p text:style-name="P45"/>
      <text:p text:style-name="P46">Virtually all Unix-like operating systems provide a facility for executing tasks at scheduled times. <text:s/><text:span text:style-name="T65">On my system the most familiar of these,’cron’, was not installed by default. <text:s/>Sometimes it is.</text:span></text:p>
      <text:p text:style-name="P57">While systemd has all the functionality needed to schedule task execution, it is less familiar and more cumbersome than the older ‘cron’ system. <text:s/>Therefore, ‘cron’ and its associated ‘crontab’ command is implemented on top of the systemd tools, and may need to be installed using:</text:p>
      <text:p text:style-name="P84"><text:span text:style-name="T66">$ </text:span>sudo apt-get install cron</text:p>
      <text:p text:style-name="P80"><text:span text:style-name="T66">$ </text:span>sudo systemctl enable --now cron</text:p>
      <text:p text:style-name="P108">‘cron’ historically writes messages to the user’s email, but we will including some redirection in these commands to echo errors to a file.</text:p>
      <text:p text:style-name="P114"/>
      <text:p text:style-name="Text_20_body">Now create a directory in your home directory called cronlogs to receive the results from the rsync jobs.</text:p>
      <text:p text:style-name="P80">$ mkdir cronlogs</text:p>
      <text:p text:style-name="Text_20_body">To set up scheduled tasks you enter (don’t use sudo):</text:p>
      <text:p text:style-name="P99"><text:span text:style-name="T66">$ </text:span>crontab -e</text:p>
      <text:p text:style-name="Text_20_body">The first time that the ‘crontab’ command is invoked in an account it requests that you select a text editor to use. <text:s/>Nano is a common choice for Raspberry Pi users. <text:s/><text:span text:style-name="T83">Note that ‘crontab’ files generally require fully qualified path names.</text:span></text:p>
      <text:p text:style-name="Text_20_body">You are then presented with the current user’s personal ‘crontab’ file. <text:s/><text:span text:style-name="T72">All lines in the file are initially comments. <text:s/>In the editor you should add (at the end) the line:</text:span></text:p>
      <text:p text:style-name="Text_20_body"><text:span text:style-name="T11">10 */2 * * * /home/</text:span><text:span text:style-name="T10">[USER ID]</text:span><text:span text:style-name="T11">/rm3100-runMag/rsync.sh &gt;</text:span><text:span text:style-name="T12">&gt;</text:span><text:span text:style-name="T11"> /home/</text:span><text:span text:style-name="T10">[USER ID]/</text:span><text:span text:style-name="T11">cronlogs/cronlog.txt 2&gt;&amp;1</text:span></text:p>
      <text:p text:style-name="P107"/>
      <text:p text:style-name="Text_20_body">Be sure to replace both occurrences of <text:span text:style-name="T23">[USER ID] </text:span>with YOUR login id.</text:p>
      <text:p text:style-name="Text_20_body"><text:span text:style-name="T79">This entry will run the rsync.sh script with your credentials and synchronize the log files to the cloud server every couple of hours. <text:s/>Now</text:span> exit with save.</text:p>
      <text:p text:style-name="Text_20_body"><text:span text:style-name="T66">Next enter</text:span>: </text:p>
      <text:p text:style-name="P110"><text:span text:style-name="T16">$ </text:span><text:span text:style-name="T13">sudo crontab -l</text:span></text:p>
      <text:p text:style-name="P109"><text:s text:c="2"/></text:p>
      <text:p text:style-name="P49">(This should list jobs in the queue).</text:p>
      <text:h text:style-name="P136" text:outline-level="2"/>
      <text:h text:style-name="P140" text:outline-level="2">Setting up ‘start-on-reboot’ for runMag</text:h>
      <text:p text:style-name="P48"/>
      <text:p text:style-name="P53">If you want to set up your Pi to auto start the logging process after each reboot, follow these steps:<text:span text:style-name="T84"> </text:span></text:p>
      <text:p text:style-name="P85">$ cronlog -e </text:p>
      <text:p text:style-name="P23"><text:span text:style-name="T114">T</text:span>o edit your user crontab file and add the equivalent of these lines:</text:p>
      <text:p text:style-name="P104"><text:span text:style-name="T103"># </text:span><text:span text:style-name="T104">Start <text:s/>magnetometer logging at reboot.</text:span></text:p>
      <text:p text:style-name="P104">@reboot /home/<text:span text:style-name="T18">[USER ID]</text:span>/run-<text:span text:style-name="T84">mag.sh</text:span> &gt;&gt; /home/<text:span text:style-name="T18">[USER ID]</text:span>/projects/cronlogs/run.txt 2&gt;&amp;1</text:p>
      <text:p text:style-name="P103"/>
      <text:p text:style-name="P55">Use your favorite text editor (nano, vi, whatever…) to create a file in your home directory named run-mag.sh. <text:s/>Put the following line in this file:</text:p>
      <text:p text:style-name="P105">~/rm3100-runMag/runMag -b 1 -j -k -A 40 -c 100 -U 140 -Z -S <text:span text:style-name="T25">[USER ID]</text:span> -O ~/rm3100-runMag/logs &amp;</text:p>
      <text:p text:style-name="P34">Or <text:span text:style-name="T73">(if you are using the </text:span><text:span text:style-name="T77">G</text:span><text:span text:style-name="T73">rape boards)</text:span>:</text:p>
      <text:p text:style-name="P106"><text:span text:style-name="T119">~/rm3100-runMag/runMag -b 1 -</text:span><text:span text:style-name="T125">M 23 </text:span><text:span text:style-name="T119">-j -k -A 40 -c 100 -U 140 -Z -S </text:span><text:span text:style-name="T126">[USER ID]</text:span><text:span text:style-name="T119"> -O ~/rm3100-runMag/logs &amp;</text:span></text:p>
      <text:p text:style-name="P50">Save this file, and then use the command to make the file executable:</text:p>
      <text:p text:style-name="P87">$ chmod a+x run-mag.sh</text:p>
      <text:p text:style-name="P20">It is important that this file’s name matches the one used in the cronlog file above.</text:p>
      <text:p text:style-name="P20"/>
      <text:p text:style-name="P20">Test this file by typing ./run-mag.sh at the command prompt. <text:s/>This should return the name of the log file being created.</text:p>
      <text:p text:style-name="P20">If you just hit enter you should be returned to the command prompt. <text:s/></text:p>
      <text:p text:style-name="P20"/>
      <text:p text:style-name="P20">You can view the output (if things go well) by entering:</text:p>
      <text:p text:style-name="P88"><text:span text:style-name="T85">$ </text:span>tail -f <text:s/><text:span text:style-name="T84">~/rm3100-runMag/</text:span>logs/<text:span text:style-name="T29">[CURRENT Log File Name]</text:span><text:span text:style-name="T75">.</text:span><text:span text:style-name="T76">log</text:span></text:p>
      <text:p text:style-name="P21"/>
      <text:p text:style-name="P21">This will show the output until 00:00 UTC when the runMag program switches to a new output file.</text:p>
      <text:p text:style-name="P33"/>
      <text:p text:style-name="P55"/>
      <text:p text:style-name="P54"/>
      <text:h text:style-name="P134" text:outline-level="2"/>
      <text:h text:style-name="P141" text:outline-level="2">Testing <text:span text:style-name="T80">and </text:span>Operati<text:span text:style-name="T80">on</text:span> </text:h>
      <text:p text:style-name="P64"/>
      <text:p text:style-name="P62">Some useful commands for debugging problems:</text:p>
      <text:p text:style-name="P69">To see what your Pi or the cloud server thinks the UTC time currently is, enter:</text:p>
      <text:p text:style-name="P89">$ date -u</text:p>
      <text:p text:style-name="P58">Using this command from the rm3100-runMag directory allows output to go directly to the terminal window for use while testing and aligning:</text:p>
      <text:p text:style-name="P90"><text:span text:style-name="T114">$ </text:span>./runMag -b 1 -j -A 40 -c 100 -U 140 -Z </text:p>
      <text:p text:style-name="P15">This version of the runMag command runs the program as it is normally used, sending output to a log file:</text:p>
      <text:p text:style-name="P91"><text:span text:style-name="T112">$ </text:span>./runMag -b 1 -j -k -A 40 -c 100 -U 140 -Z -S <text:span text:style-name="T26">&lt;user id&gt;</text:span></text:p>
      <text:p text:style-name="P14"><text:span text:style-name="T91">Starting </text:span>runMag <text:span text:style-name="T91">runs the program in the background :</text:span></text:p>
      <text:p text:style-name="P92"><text:span text:style-name="T112">$</text:span>./runMag -b 1 -j -k -A 40 -c 100 -U 140 -Z -S <text:span text:style-name="T26">&lt;user id&gt;</text:span> <text:span text:style-name="T91">&amp;</text:span></text:p>
      <text:p text:style-name="P17">If you <text:s/>want to pull the task into the <text:span text:style-name="T109">foreground</text:span> (say to kill it with (control-C) just type:</text:p>
      <text:p text:style-name="P93">$ fg</text:p>
      <text:p text:style-name="P16">Use this command to see if the runMag program is running in the background:</text:p>
      <text:p text:style-name="P97"><text:span text:style-name="T38">$ </text:span><text:span text:style-name="T37">ps -aux | grep runmag</text:span> </text:p>
      <text:p text:style-name="P59"><text:span text:style-name="T23">Note:</text:span> only one copy of the program can run at a time because the I2C devices can only be used by one process at a time.</text:p>
      <text:p text:style-name="P43">Use this command to view the output of the program when it is running in the background:</text:p>
      <text:p text:style-name="P86"><text:span text:style-name="T112">$ </text:span>tail -f logs/<text:span text:style-name="T23">[CURRENT Log File Name]</text:span>.log</text:p>
      <text:p text:style-name="P16"><text:span text:style-name="T23">Note:</text:span><text:span text:style-name="T73"> If testing at around 00:00 UTC </text:span><text:span text:style-name="T74">this command may appear to suddenly stop. <text:s/>This is because the program has rolled over to the next day’s log file, and no new data is being written to the one that you are looking at. <text:s/>Just type &lt;^C&gt; (control C) to end the current command, and restart using the new log file’s name.</text:span></text:p>
      <text:p text:style-name="P42"><text:span text:style-name="T17">Note:</text:span><text:span text:style-name="T15"> </text:span><text:span text:style-name="T13">If while testing your setup, the program repeatedly reports an error and exits, be sure to completely power down you Raspberry Pi and then restart it. <text:s/>Repeated</text:span><text:span text:style-name="T14">ly restarting the program without a proper reboot can leave the I2C drivers in an indeterminate state.</text:span></text:p>
      <text:p text:style-name="P67"/>
      <text:p text:style-name="P112"><text:span text:style-name="T23">Note:</text:span> If you see the following error message:</text:p>
      <text:p text:style-name="P100">i2c_writebuf(): write(): Remote I/O error</text:p>
      <text:p text:style-name="P100">i2c_read read value.: Remote I/O error</text:p>
      <text:p text:style-name="P100">RM3100 REVID NOT CORRECT: RM3100 REVID: 0x0 &lt;&gt; EXPECTED: 0x22.</text:p>
      <text:p text:style-name="P32">This means that you are not communicating with the magnetometer module. <text:s/>This could be because:</text:p>
      <text:list xml:id="list1638913211" text:style-name="L5">
        <text:list-item>
          <text:p text:style-name="P143">The PNI module is not (correctly) plugged in to Remote board. </text:p>
          <text:p text:style-name="P144"/>
          <text:p text:style-name="P147">&gt; Check the orientation.</text:p>
          <text:p text:style-name="P145"/>
        </text:list-item>
        <text:list-item>
          <text:p text:style-name="P148">The Remote <text:s/>board is not connected through using the CAT 6a cable. </text:p>
          <text:p text:style-name="P144"/>
          <text:p text:style-name="P149"><text:span text:style-name="T97">&gt; Check the cables</text:span><text:span text:style-name="T108">.</text:span></text:p>
          <text:p text:style-name="P148"/>
        </text:list-item>
        <text:list-item>
          <text:p text:style-name="P148">You are using a remote ‘Grape’ module and you have not included the ‘-M 23’ command in your runMag command line. </text:p>
          <text:p text:style-name="P144"/>
          <text:p text:style-name="P147">&gt; Check your command line.</text:p>
          <text:p text:style-name="P146"/>
        </text:list-item>
        <text:list-item>
          <text:p text:style-name="P150">(least likely, but possible) Your PNI rm3100 module is defective and needs to be returned.</text:p>
          <text:p text:style-name="P144"/>
          <text:p text:style-name="P147">&gt; return the module for replacement.</text:p>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Helvetica, sans-serif"/>
    <style:font-face style:name="Courier New1" svg:font-family="'Courier New'"/>
    <style:font-face style:name="Google Sans" svg:font-family="'Google Sans', Roboto, RobotoDraft, 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4925in" fo:margin-right="0.3937in" fo:margin-top="0in" fo:margin-bottom="0in" loext:contextual-spacing="false" fo:text-indent="0in" style:auto-text-indent="false" fo:padding="0in" fo:border="none" style:shadow="none"/>
      <style:text-properties style:font-name="Arial1" fo:font-family="Arial" style:font-family-generic="swiss" style:font-pitch="variable" fo:font-size="8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02a592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span text:style-name="MT1">Date : 06/12/2021</text:span><text:tab/><text:span text:style-name="MT1">Revision: 0.0.4<text:tab/>Page: </text:span><text:span text:style-name="MT1"><text:page-number text:select-page="current">14</text:page-number></text:span><text:span text:style-name="MT1">/</text:span><text:span text:style-name="MT1"><text:page-count>1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09:59:27.983935440</meta:creation-date>
    <dc:date>2021-06-12T11:04:25.767989375</dc:date>
    <meta:editing-duration>P4DT8H10M9S</meta:editing-duration>
    <meta:editing-cycles>58</meta:editing-cycles>
    <meta:generator>LibreOffice/6.0.7.3$Linux_X86_64 LibreOffice_project/00m0$Build-3</meta:generator>
    <meta:document-statistic meta:table-count="1" meta:image-count="0" meta:object-count="0" meta:page-count="14" meta:paragraph-count="278" meta:word-count="3393" meta:character-count="18138" meta:non-whitespace-character-count="14708"/>
  </office:meta>
</office:document-meta>
</file>